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0167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1.01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229in" table:align="left"/>
    </style:style>
    <style:style style:name="Table2.A" style:family="table-column">
      <style:table-column-properties style:column-width="0.8611in"/>
    </style:style>
    <style:style style:name="Table2.B" style:family="table-column">
      <style:table-column-properties style:column-width="3.861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222in" table:align="left"/>
    </style:style>
    <style:style style:name="Table3.A" style:family="table-column">
      <style:table-column-properties style:column-width="0.8514in"/>
    </style:style>
    <style:style style:name="Table3.B" style:family="table-column">
      <style:table-column-properties style:column-width="2.470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8222in" table:align="left"/>
    </style:style>
    <style:style style:name="Table4.A" style:family="table-column">
      <style:table-column-properties style:column-width="0.9007in"/>
    </style:style>
    <style:style style:name="Table4.B" style:family="table-column">
      <style:table-column-properties style:column-width="0.921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8222in" table:align="left" fo:background-color="#cccccc">
        <style:background-image/>
      </style:table-properties>
    </style:style>
    <style:style style:name="Table5.A" style:family="table-column">
      <style:table-column-properties style:column-width="0.9007in"/>
    </style:style>
    <style:style style:name="Table5.B" style:family="table-column">
      <style:table-column-properties style:column-width="0.921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8222in" table:align="left"/>
    </style:style>
    <style:style style:name="Table6.A" style:family="table-column">
      <style:table-column-properties style:column-width="0.9007in"/>
    </style:style>
    <style:style style:name="Table6.B" style:family="table-column">
      <style:table-column-properties style:column-width="0.921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8222in" table:align="left"/>
    </style:style>
    <style:style style:name="Table7.A" style:family="table-column">
      <style:table-column-properties style:column-width="0.9007in"/>
    </style:style>
    <style:style style:name="Table7.B" style:family="table-column">
      <style:table-column-properties style:column-width="0.921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9236in" table:align="left"/>
    </style:style>
    <style:style style:name="Table8.A" style:family="table-column">
      <style:table-column-properties style:column-width="0.425in"/>
    </style:style>
    <style:style style:name="Table8.B" style:family="table-column">
      <style:table-column-properties style:column-width="0.498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9236in" table:align="left"/>
    </style:style>
    <style:style style:name="Table9.A" style:family="table-column">
      <style:table-column-properties style:column-width="0.425in"/>
    </style:style>
    <style:style style:name="Table9.B" style:family="table-column">
      <style:table-column-properties style:column-width="0.498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9236in" table:align="left"/>
    </style:style>
    <style:style style:name="Table10.A" style:family="table-column">
      <style:table-column-properties style:column-width="0.425in"/>
    </style:style>
    <style:style style:name="Table10.B" style:family="table-column">
      <style:table-column-properties style:column-width="0.498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9236in" table:align="left"/>
    </style:style>
    <style:style style:name="Table11.A" style:family="table-column">
      <style:table-column-properties style:column-width="0.425in"/>
    </style:style>
    <style:style style:name="Table11.B" style:family="table-column">
      <style:table-column-properties style:column-width="0.498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9236in" table:align="left"/>
    </style:style>
    <style:style style:name="Table12.A" style:family="table-column">
      <style:table-column-properties style:column-width="0.425in"/>
    </style:style>
    <style:style style:name="Table12.B" style:family="table-column">
      <style:table-column-properties style:column-width="0.4986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9236in" table:align="left"/>
    </style:style>
    <style:style style:name="Table13.A" style:family="table-column">
      <style:table-column-properties style:column-width="0.425in"/>
    </style:style>
    <style:style style:name="Table13.B" style:family="table-column">
      <style:table-column-properties style:column-width="0.498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7063in" table:align="left"/>
    </style:style>
    <style:style style:name="Table14.A" style:family="table-column">
      <style:table-column-properties style:column-width="0.425in"/>
    </style:style>
    <style:style style:name="Table14.B" style:family="table-column">
      <style:table-column-properties style:column-width="0.4917in"/>
    </style:style>
    <style:style style:name="Table14.C" style:family="table-column">
      <style:table-column-properties style:column-width="1.2875in"/>
    </style:style>
    <style:style style:name="Table14.D" style:family="table-column">
      <style:table-column-properties style:column-width="0.502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4063in" table:align="left"/>
    </style:style>
    <style:style style:name="Table15.A" style:family="table-column">
      <style:table-column-properties style:column-width="0.425in"/>
    </style:style>
    <style:style style:name="Table15.B" style:family="table-column">
      <style:table-column-properties style:column-width="0.4917in"/>
    </style:style>
    <style:style style:name="Table15.C" style:family="table-column">
      <style:table-column-properties style:column-width="0.489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8222in" table:align="left"/>
    </style:style>
    <style:style style:name="Table16.A" style:family="table-column">
      <style:table-column-properties style:column-width="0.9007in"/>
    </style:style>
    <style:style style:name="Table16.B" style:family="table-column">
      <style:table-column-properties style:column-width="0.921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8222in" table:align="left" fo:background-color="#999999">
        <style:background-image/>
      </style:table-properties>
    </style:style>
    <style:style style:name="Table17.A" style:family="table-column">
      <style:table-column-properties style:column-width="0.9007in"/>
    </style:style>
    <style:style style:name="Table17.B" style:family="table-column">
      <style:table-column-properties style:column-width="0.921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0056in" table:align="left"/>
    </style:style>
    <style:style style:name="Table18.A" style:family="table-column">
      <style:table-column-properties style:column-width="0.6201in"/>
    </style:style>
    <style:style style:name="Table18.B" style:family="table-column">
      <style:table-column-properties style:column-width="0.3854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Heading">
      <style:paragraph-properties fo:line-height="140%" fo:text-align="start" style:justify-single-word="false" fo:padding="0in" fo:border="none"/>
    </style:style>
    <style:style style:name="P4" style:family="paragraph" style:parent-style-name="Table_20_Heading">
      <style:paragraph-properties fo:text-align="start" style:justify-single-word="false" fo:padding="0.0193in" fo:border="0.0008in solid #000000"/>
    </style:style>
    <style:style style:name="P5" style:family="paragraph" style:parent-style-name="Table_20_Heading">
      <style:paragraph-properties fo:text-align="center" style:justify-single-word="false" fo:padding="0.0193in" fo:border="0.0008in solid #000000"/>
    </style:style>
    <style:style style:name="P6" style:family="paragraph" style:parent-style-name="Heading_20_3">
      <style:paragraph-properties fo:margin-left="0in" fo:margin-right="0in" fo:margin-top="0.1043in" fo:margin-bottom="0.1043in" fo:line-height="110%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7" style:family="paragraph" style:parent-style-name="Heading_20_3">
      <style:paragraph-properties fo:margin-left="0in" fo:margin-right="0in" fo:margin-top="0.1043in" fo:margin-bottom="0.1043in" fo:line-height="110%" fo:text-indent="0in" style:auto-text-indent="false"/>
      <style:text-properties fo:font-size="18pt" fo:font-weight="bold"/>
    </style:style>
    <style:style style:name="P8" style:family="paragraph" style:parent-style-name="Heading_20_3">
      <style:paragraph-properties fo:margin-left="0in" fo:margin-right="0in" fo:margin-top="0.1043in" fo:margin-bottom="0.1043in" fo:line-height="110%" fo:text-align="center" style:justify-single-word="false" fo:text-indent="0in" style:auto-text-indent="false"/>
      <style:text-properties fo:font-size="18pt" fo:font-weight="bold"/>
    </style:style>
    <style:style style:name="P9" style:family="paragraph" style:parent-style-name="Heading_20_4">
      <style:paragraph-properties fo:margin-left="0in" fo:margin-right="0in" fo:margin-top="0.1043in" fo:margin-bottom="0.1043in" fo:line-height="110%" fo:text-indent="0in" style:auto-text-indent="false"/>
      <style:text-properties fo:font-size="13.5pt" fo:font-weight="bold"/>
    </style:style>
    <style:style style:name="P10" style:family="paragraph" style:parent-style-name="Heading_20_4">
      <style:paragraph-properties fo:margin-left="0in" fo:margin-right="0in" fo:margin-top="0.1043in" fo:margin-bottom="0.1043in" fo:line-height="110%" fo:orphans="2" fo:widows="2" fo:text-indent="0in" style:auto-text-indent="false" fo:padding-left="0.1043in" fo:padding-right="0.1043in" fo:padding-top="0.4689in" fo:padding-bottom="0.1563in" fo:border="0.0008in solid #dddddd"/>
      <style:text-properties fo:font-variant="normal" fo:text-transform="none" fo:color="#222222" style:font-name="system-ui" fo:font-size="13.5pt" fo:letter-spacing="normal" fo:font-style="normal" fo:font-weight="bold" fo:background-color="#ffffff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line-height="140%" fo:padding="0in" fo:border="none"/>
    </style:style>
    <style:style style:name="P13" style:family="paragraph" style:parent-style-name="Table_20_Contents">
      <style:paragraph-properties fo:line-height="140%" fo:padding="0.052in" fo:border="0.0008in solid #dddddd"/>
    </style:style>
    <style:style style:name="P14" style:family="paragraph" style:parent-style-name="Table_20_Contents">
      <style:paragraph-properties fo:line-height="140%" fo:padding="0.0835in" fo:border="0.0008in solid #dddddd"/>
    </style:style>
    <style:style style:name="P15" style:family="paragraph" style:parent-style-name="Table_20_Contents">
      <style:paragraph-properties fo:padding="0.0193in" fo:border="0.0008in solid #000000"/>
    </style:style>
    <style:style style:name="P16" style:family="paragraph" style:parent-style-name="Table_20_Contents">
      <style:paragraph-properties fo:padding="0.1043in" fo:border="0.0008in solid #000000"/>
    </style:style>
    <style:style style:name="P17" style:family="paragraph" style:parent-style-name="Preformatted_20_Text">
      <style:paragraph-properties fo:margin-left="0in" fo:margin-right="0in" fo:margin-top="0in" fo:margin-bottom="0.1043in" fo:line-height="140%" fo:text-indent="0in" style:auto-text-indent="false" fo:background-color="#f5f5f5" fo:padding="0in" fo:border="none">
        <style:background-image/>
      </style:paragraph-properties>
    </style:style>
    <style:style style:name="P18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</style:style>
    <style:style style:name="P19" style:family="paragraph" style:parent-style-name="Preformatted_20_Text">
      <style:paragraph-properties fo:margin-left="0in" fo:margin-right="0in" fo:margin-top="0in" fo:margin-bottom="0.2083in" fo:line-height="140%" fo:orphans="2" fo:widows="2" fo:text-indent="0in" style:auto-text-indent="false" fo:background-color="#f5f5f5" fo:padding="0in" fo:border="none">
        <style:background-image/>
      </style:paragraph-properties>
    </style:style>
    <style:style style:name="P20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  <style:text-properties fo:color="#333333" fo:background-color="#ffffff"/>
    </style:style>
    <style:style style:name="P21" style:family="paragraph" style:parent-style-name="Preformatted_20_Text">
      <style:paragraph-properties fo:margin-top="0in" fo:margin-bottom="0.1043in" fo:line-height="140%" fo:background-color="#f5f5f5" fo:padding="0in" fo:border="none">
        <style:background-image/>
      </style:paragraph-properties>
    </style:style>
    <style:style style:name="P22" style:family="paragraph" style:parent-style-name="Preformatted_20_Text">
      <style:paragraph-properties fo:margin-top="0in" fo:margin-bottom="0.2083in" fo:line-height="140%" fo:background-color="#f5f5f5" fo:padding="0in" fo:border="none">
        <style:background-image/>
      </style:paragraph-properties>
    </style:style>
    <style:style style:name="P23" style:family="paragraph" style:parent-style-name="Preformatted_20_Text">
      <style:paragraph-properties fo:margin-top="0in" fo:margin-bottom="0.2083in" fo:line-height="140%" fo:orphans="2" fo:widows="2" fo:background-color="#f5f5f5" fo:padding="0in" fo:border="none">
        <style:background-image/>
      </style:paragraph-properties>
    </style:style>
    <style:style style:name="P24" style:family="paragraph" style:parent-style-name="Heading_20_2">
      <style:paragraph-properties fo:margin-left="0in" fo:margin-right="0in" fo:margin-top="0.1043in" fo:margin-bottom="0.1043in" fo:line-height="110%" fo:text-indent="0in" style:auto-text-indent="false"/>
    </style:style>
    <style:style style:name="P25" style:family="paragraph" style:parent-style-name="Heading_20_2">
      <style:paragraph-properties fo:margin-left="0in" fo:margin-right="0in" fo:margin-top="0.1043in" fo:margin-bottom="0.1043in" fo:line-height="110%" fo:text-indent="0in" style:auto-text-indent="false"/>
      <style:text-properties fo:font-size="22.5pt" fo:font-weight="bold"/>
    </style:style>
    <style:style style:name="P26" style:family="paragraph" style:parent-style-name="Text_20_body">
      <style:paragraph-properties fo:margin-left="0in" fo:margin-right="0in" fo:text-indent="0in" style:auto-text-indent="false"/>
    </style:style>
    <style:style style:name="P27" style:family="paragraph" style:parent-style-name="Text_20_body">
      <style:paragraph-properties fo:margin-left="0in" fo:margin-right="0in" fo:margin-top="0in" fo:margin-bottom="0.2083in" fo:line-height="140%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.2083in" fo:line-height="140%" fo:orphans="2" fo:widows="2" fo:text-indent="0in" style:auto-text-indent="false"/>
    </style:style>
    <style:style style:name="P29" style:family="paragraph" style:parent-style-name="Text_20_body">
      <style:paragraph-properties fo:margin-left="0in" fo:margin-right="0in" fo:margin-top="0in" fo:margin-bottom="0.2083in" fo:line-height="140%" fo:text-indent="0in" style:auto-text-indent="false"/>
      <style:text-properties fo:font-size="15.75pt"/>
    </style:style>
    <style:style style:name="P30" style:family="paragraph" style:parent-style-name="Text_20_body">
      <style:paragraph-properties fo:margin-left="0in" fo:margin-right="0in" fo:margin-top="0in" fo:margin-bottom="0in" fo:line-height="140%" fo:orphans="2" fo:widows="2" fo:text-indent="0in" style:auto-text-indent="false" fo:padding="0.1563in" fo:border="0.0008in solid #ebccd1"/>
      <style:text-properties fo:font-variant="normal" fo:text-transform="none" fo:color="#a94442" style:font-name="system-ui" fo:font-size="15.75pt" fo:letter-spacing="normal" fo:font-style="normal" fo:font-weight="normal" fo:background-color="#f2dede"/>
    </style:style>
    <style:style style:name="P31" style:family="paragraph" style:parent-style-name="Text_20_body">
      <style:paragraph-properties fo:margin-left="0in" fo:margin-right="0in" fo:margin-top="0in" fo:margin-bottom="0in" fo:line-height="140%" fo:text-indent="0in" style:auto-text-indent="false" fo:padding="0.1563in" fo:border="0.0008in solid #ebccd1"/>
      <style:text-properties fo:color="#a94442" fo:font-size="15.75pt" fo:background-color="#f2dede"/>
    </style:style>
    <style:style style:name="P32" style:family="paragraph" style:parent-style-name="Text_20_body">
      <style:paragraph-properties fo:margin-left="0in" fo:margin-right="0in" fo:margin-top="0in" fo:margin-bottom="0.1043in" fo:text-indent="0in" style:auto-text-indent="false"/>
      <style:text-properties fo:color="#a94442"/>
    </style:style>
    <style:style style:name="P33" style:family="paragraph" style:parent-style-name="Text_20_body">
      <style:paragraph-properties fo:margin-left="0in" fo:margin-right="0in" fo:margin-top="0in" fo:margin-bottom="0.1043in" fo:text-indent="0in" style:auto-text-indent="false" fo:background-color="#f2dede" fo:padding="0in" fo:border="none">
        <style:background-image/>
      </style:paragraph-properties>
    </style:style>
    <style:style style:name="P34" style:family="paragraph" style:parent-style-name="Text_20_body">
      <style:paragraph-properties fo:margin-top="0in" fo:margin-bottom="0in" fo:text-align="center" style:justify-single-word="false"/>
    </style:style>
    <style:style style:name="P35" style:family="paragraph" style:parent-style-name="Text_20_body" style:list-style-name="L4">
      <style:paragraph-properties fo:margin-top="0in" fo:margin-bottom="0in" fo:background-color="#ffffff" fo:padding-left="0.1563in" fo:padding-right="0.1563in" fo:padding-top="0.0835in" fo:padding-bottom="0.0835in" fo:border="0.0008in solid #dddddd">
        <style:background-image/>
      </style:paragraph-properties>
    </style:style>
    <style:style style:name="P36" style:family="paragraph" style:parent-style-name="Text_20_body" style:list-style-name="L3">
      <style:paragraph-properties fo:margin-top="0in" fo:margin-bottom="0.2083in" fo:line-height="140%" fo:orphans="2" fo:widows="2"/>
      <style:text-properties fo:font-variant="normal" fo:text-transform="none" fo:color="#222222" style:font-name="system-ui" fo:font-size="15.75pt" fo:letter-spacing="normal" fo:font-style="normal" fo:font-weight="normal"/>
    </style:style>
    <style:style style:name="P37" style:family="paragraph" style:parent-style-name="Text_20_body">
      <style:paragraph-properties fo:margin-top="0in" fo:margin-bottom="0.1563in" fo:padding-left="0.1043in" fo:padding-right="0.1043in" fo:padding-top="0.4689in" fo:padding-bottom="0.1563in" fo:border="0.0008in solid #dddddd"/>
    </style:style>
    <style:style style:name="T1" style:family="text">
      <style:text-properties fo:font-size="15.75pt"/>
    </style:style>
    <style:style style:name="T2" style:family="text">
      <style:text-properties fo:font-size="15.75pt" style:text-underline-style="solid" style:text-underline-width="auto" style:text-underline-color="font-color"/>
    </style:style>
    <style:style style:name="T3" style:family="text">
      <style:text-properties fo:color="#0000cc" style:text-underline-style="solid" style:text-underline-width="auto" style:text-underline-color="font-color"/>
    </style:style>
    <style:style style:name="T4" style:family="text">
      <style:text-properties fo:color="#0000cc" fo:font-size="15.75pt" style:text-underline-style="solid" style:text-underline-width="auto" style:text-underline-color="font-color"/>
    </style:style>
    <style:style style:name="T5" style:family="text">
      <style:text-properties fo:font-variant="normal" fo:text-transform="none" fo:color="#222222" style:font-name="system-ui" fo:font-size="15.75pt" fo:letter-spacing="normal" fo:font-style="normal"/>
    </style:style>
    <style:style style:name="T6" style:family="text">
      <style:text-properties fo:font-variant="normal" fo:text-transform="none" fo:color="#222222" style:font-name="system-ui" fo:font-size="15.75pt" fo:letter-spacing="normal" fo:font-style="normal" fo:font-weight="normal"/>
    </style:style>
    <style:style style:name="T7" style:family="text">
      <style:text-properties fo:font-variant="normal" fo:text-transform="none" fo:color="#222222" style:font-name="system-ui" fo:font-size="15.75pt" fo:letter-spacing="normal" fo:font-style="normal" fo:font-weight="bold"/>
    </style:style>
    <style:style style:name="T8" style:family="text">
      <style:text-properties fo:font-variant="normal" fo:text-transform="none" fo:color="#222222" style:font-name="Menlo" fo:font-size="15.75pt" fo:letter-spacing="normal" fo:font-style="normal" fo:font-weight="normal"/>
    </style:style>
    <style:style style:name="T9" style:family="text">
      <style:text-properties fo:font-variant="normal" fo:text-transform="none" fo:color="#0000cc" style:font-name="system-ui" fo:font-size="15.7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333333" style:font-name="Menlo" fo:font-size="15.75pt" fo:letter-spacing="normal" fo:font-style="normal" fo:font-weight="normal" fo:background-color="transparent"/>
    </style:style>
    <style:style style:name="T11" style:family="text">
      <style:text-properties fo:font-variant="normal" fo:text-transform="none" fo:color="#333333" fo:letter-spacing="normal" fo:background-color="transparent"/>
    </style:style>
    <style:style style:name="T12" style:family="text">
      <style:text-properties style:font-name="Menlo" fo:font-size="15.75pt"/>
    </style:style>
    <style:style style:name="T13" style:family="text">
      <style:text-properties fo:color="#333333" style:font-name="Menlo" fo:font-size="15.75pt" fo:background-color="transparent"/>
    </style:style>
    <style:style style:name="T14" style:family="text">
      <style:text-properties fo:color="#333333" style:font-name="Menlo" fo:font-size="9.75pt" fo:background-color="transparent"/>
    </style:style>
    <style:style style:name="T15" style:family="text">
      <style:text-properties fo:color="#333333" style:font-name="Menlo" fo:font-size="11.25pt" fo:background-color="transparent"/>
    </style:style>
    <style:style style:name="T16" style:family="text">
      <style:text-properties fo:color="#333333" fo:background-color="transparent"/>
    </style:style>
    <style:style style:name="T17" style:family="text">
      <style:text-properties fo:font-size="22.5pt" fo:font-weight="bold"/>
    </style:style>
    <style:style style:name="T18" style:family="text">
      <style:text-properties fo:color="#3c763d"/>
    </style:style>
    <style:style style:name="T19" style:family="text">
      <style:text-properties fo:color="#3c763d" fo:font-size="15.75pt"/>
    </style:style>
    <style:style style:name="T20" style:family="text">
      <style:text-properties fo:color="#a94442" fo:font-size="15.75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 draw:frame-display-border="false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2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2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draw:frame draw:style-name="fr3" draw:name="Object4" text:anchor-type="page" text:anchor-page-number="1" svg:x="0in" svg:y="0in" svg:width="8.5in" svg:height="2.4634in" draw:z-index="17">
        <draw:floating-frame xlink:href="https://googleads.g.doubleclick.net/pagead/ads?client=ca-pub-4936639296773650&amp;output=html&amp;h=280&amp;slotname=7512016927&amp;adk=1741374776&amp;adf=514421524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6&amp;bpp=1&amp;bdt=142&amp;idt=62&amp;shv=r20250812&amp;mjsv=m202508070101&amp;ptt=9&amp;saldr=aa&amp;abxe=1&amp;cookie_enabled=1&amp;eo_id_str=ID%3Dc17eea526e6eb4ff%3AT%3D1755092106%3ART%3D1755115127%3AS%3DAA-Afjay9Te9DA5zLW7V7_w3Z42u&amp;prev_fmts=0x0%2C306x250&amp;nras=1&amp;correlator=7471295169816&amp;frm=20&amp;pv=1&amp;u_tz=-420&amp;u_his=14&amp;u_h=1080&amp;u_w=1920&amp;u_ah=1080&amp;u_aw=1920&amp;u_cd=24&amp;u_sd=1&amp;dmc=8&amp;adx=635&amp;ady=2055&amp;biw=1905&amp;bih=991&amp;scr_x=0&amp;scr_y=0&amp;eid=31093862%2C31093925%2C31093928%2C31093934%2C31093938%2C31093940%2C31093974%2C31093983%2C95362655%2C95367635%2C95368366%2C95368523%2C95359265&amp;oid=2&amp;pvsid=2663547971513205&amp;tmod=917265851&amp;uas=0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3&amp;uci=a!3&amp;btvi=2&amp;fsb=1&amp;dtd=67" xlink:type="simple" xlink:show="embed" xlink:actuate="onLoad" draw:frame-name="aswift_2"/>
      </draw:frame>
      <draw:frame draw:style-name="fr3" draw:name="Object5" text:anchor-type="page" text:anchor-page-number="1" svg:x="0in" svg:y="0in" svg:width="8.5in" svg:height="2.4634in" draw:z-index="18">
        <draw:floating-frame xlink:href="https://googleads.g.doubleclick.net/pagead/ads?client=ca-pub-4936639296773650&amp;output=html&amp;h=280&amp;slotname=7512016927&amp;adk=1741374776&amp;adf=1293469292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7&amp;bpp=1&amp;bdt=143&amp;idt=75&amp;shv=r20250812&amp;mjsv=m202508070101&amp;ptt=9&amp;saldr=aa&amp;abxe=1&amp;cookie_enabled=1&amp;eo_id_str=ID%3Dc17eea526e6eb4ff%3AT%3D1755092106%3ART%3D1755115127%3AS%3DAA-Afjay9Te9DA5zLW7V7_w3Z42u&amp;prev_fmts=0x0%2C306x250%2C966x280&amp;nras=1&amp;correlator=7471295169816&amp;frm=20&amp;pv=1&amp;u_tz=-420&amp;u_his=14&amp;u_h=1080&amp;u_w=1920&amp;u_ah=1080&amp;u_aw=1920&amp;u_cd=24&amp;u_sd=1&amp;dmc=8&amp;adx=635&amp;ady=3303&amp;biw=1905&amp;bih=991&amp;scr_x=0&amp;scr_y=0&amp;eid=31093862%2C31093925%2C31093928%2C31093934%2C31093938%2C31093940%2C31093974%2C31093983%2C95362655%2C95367635%2C95368366%2C95368523%2C95359265&amp;oid=2&amp;pvsid=2663547971513205&amp;tmod=917265851&amp;uas=0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4&amp;uci=a!4&amp;btvi=3&amp;fsb=1&amp;dtd=84" xlink:type="simple" xlink:show="embed" xlink:actuate="onLoad" draw:frame-name="aswift_3"/>
      </draw:frame>
      <draw:frame draw:style-name="fr3" draw:name="Object6" text:anchor-type="page" text:anchor-page-number="1" svg:x="0in" svg:y="0in" svg:width="8.5in" svg:height="2.4634in" draw:z-index="19">
        <draw:floating-frame xlink:href="https://googleads.g.doubleclick.net/pagead/ads?gdpr=0&amp;us_privacy=1---&amp;gpp_sid=-1&amp;client=ca-pub-4936639296773650&amp;output=html&amp;h=280&amp;slotname=7512016927&amp;adk=1741374776&amp;adf=19811663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7&amp;bpp=1&amp;bdt=143&amp;idt=92&amp;shv=r20250812&amp;mjsv=m202508070101&amp;ptt=9&amp;saldr=aa&amp;abxe=1&amp;cookie_enabled=1&amp;eo_id_str=ID%3Dc17eea526e6eb4ff%3AT%3D1755092106%3ART%3D1755115488%3AS%3DAA-Afjay9Te9DA5zLW7V7_w3Z42u&amp;prev_fmts=0x0%2C306x250%2C966x280%2C966x280&amp;nras=1&amp;correlator=7471295169816&amp;frm=20&amp;pv=1&amp;u_tz=-420&amp;u_his=14&amp;u_h=1080&amp;u_w=1920&amp;u_ah=1080&amp;u_aw=1920&amp;u_cd=24&amp;u_sd=1&amp;dmc=8&amp;adx=635&amp;ady=5133&amp;biw=1905&amp;bih=991&amp;scr_x=0&amp;scr_y=1382&amp;eid=31093862%2C31093925%2C31093928%2C31093934%2C31093938%2C31093940%2C31093974%2C31093983%2C95362655%2C95367635%2C95368366%2C95368523%2C95359265&amp;oid=2&amp;psts=AOrYGsnCwNaK42ox5Ndrcxa7nG9jKKnZMrNoFzpuQDty0MghLxndFirOLSfyZ0VPx3JySLbe9BpuEzJAJzimepvXyiHMjESt%2CAOrYGskDOdD90IA-lLD_oFJhPOooD1_vCeB1NMAGC43CD9XMUe3E0aI3InHEzN_KFo_p9DdEbGZFoxPKO_BTDNlU4QnGH5WU%2CAOrYGsldRhsE2L83TxKKigC8bJvPTP24TNaCZ282Ta9f4iS1HUK75eDk2e-IRv_TIA7_QAC5gerD8cFJjKDgLiXO1anXYVE_&amp;pvsid=2663547971513205&amp;tmod=917265851&amp;uas=3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5&amp;uci=a!5&amp;btvi=4&amp;fsb=1&amp;dtd=4159" xlink:type="simple" xlink:show="embed" xlink:actuate="onLoad" draw:frame-name="aswift_4"/>
      </draw:frame>
      <draw:frame draw:style-name="fr3" draw:name="Object7" text:anchor-type="page" text:anchor-page-number="1" svg:x="0in" svg:y="0in" svg:width="8.5in" svg:height="2.4634in" draw:z-index="20">
        <draw:floating-frame xlink:href="https://googleads.g.doubleclick.net/pagead/ads?gdpr=0&amp;us_privacy=1---&amp;gpp_sid=-1&amp;client=ca-pub-4936639296773650&amp;output=html&amp;h=280&amp;slotname=7512016927&amp;adk=1741374776&amp;adf=422044207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8&amp;bpp=1&amp;bdt=144&amp;idt=92&amp;shv=r20250812&amp;mjsv=m202508070101&amp;ptt=9&amp;saldr=aa&amp;abxe=1&amp;cookie_enabled=1&amp;eo_id_str=ID%3Dc17eea526e6eb4ff%3AT%3D1755092106%3ART%3D1755115488%3AS%3DAA-Afjay9Te9DA5zLW7V7_w3Z42u&amp;prev_fmts=0x0%2C306x250%2C966x280%2C966x280%2C966x280&amp;nras=1&amp;correlator=7471295169816&amp;frm=20&amp;pv=1&amp;u_tz=-420&amp;u_his=14&amp;u_h=1080&amp;u_w=1920&amp;u_ah=1080&amp;u_aw=1920&amp;u_cd=24&amp;u_sd=1&amp;dmc=8&amp;adx=635&amp;ady=6521&amp;biw=1905&amp;bih=991&amp;scr_x=0&amp;scr_y=2865&amp;eid=31093862%2C31093925%2C31093928%2C31093934%2C31093938%2C31093940%2C31093974%2C31093983%2C95362655%2C95367635%2C95368366%2C95368523%2C95359265&amp;oid=2&amp;psts=AOrYGsnCwNaK42ox5Ndrcxa7nG9jKKnZMrNoFzpuQDty0MghLxndFirOLSfyZ0VPx3JySLbe9BpuEzJAJzimepvXyiHMjESt%2CAOrYGskDOdD90IA-lLD_oFJhPOooD1_vCeB1NMAGC43CD9XMUe3E0aI3InHEzN_KFo_p9DdEbGZFoxPKO_BTDNlU4QnGH5WU%2CAOrYGsldRhsE2L83TxKKigC8bJvPTP24TNaCZ282Ta9f4iS1HUK75eDk2e-IRv_TIA7_QAC5gerD8cFJjKDgLiXO1anXYVE_%2CAOrYGsmoT6dIe5Pt1eBmn-rBrzHTChTlhuTmpwSCHa2KO5_55x7Sjfmi6hkcYQzApKxR-4P1vEgSAk8zN46jPim3ef3oGdfH&amp;pvsid=2663547971513205&amp;tmod=917265851&amp;uas=3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6&amp;uci=a!6&amp;btvi=5&amp;fsb=1&amp;dtd=4923" xlink:type="simple" xlink:show="embed" xlink:actuate="onLoad" draw:frame-name="aswift_5"/>
      </draw:frame>
      <draw:frame draw:style-name="fr3" draw:name="Object8" text:anchor-type="page" text:anchor-page-number="1" svg:x="0in" svg:y="0in" svg:width="8.5in" svg:height="2.4634in" draw:z-index="21">
        <draw:floating-frame xlink:href="https://googleads.g.doubleclick.net/pagead/ads?gdpr=0&amp;us_privacy=1---&amp;gpp_sid=-1&amp;client=ca-pub-4936639296773650&amp;output=html&amp;h=280&amp;slotname=7512016927&amp;adk=1741374776&amp;adf=539772150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9&amp;bpp=1&amp;bdt=145&amp;idt=91&amp;shv=r20250812&amp;mjsv=m202508070101&amp;ptt=9&amp;saldr=aa&amp;abxe=1&amp;cookie_enabled=1&amp;eo_id_str=ID%3Dc17eea526e6eb4ff%3AT%3D1755092106%3ART%3D1755115488%3AS%3DAA-Afjay9Te9DA5zLW7V7_w3Z42u&amp;prev_fmts=0x0%2C306x250%2C966x280%2C966x280%2C966x280%2C966x280&amp;nras=1&amp;correlator=7471295169816&amp;frm=20&amp;pv=1&amp;u_tz=-420&amp;u_his=14&amp;u_h=1080&amp;u_w=1920&amp;u_ah=1080&amp;u_aw=1920&amp;u_cd=24&amp;u_sd=1&amp;dmc=8&amp;adx=635&amp;ady=8397&amp;biw=1905&amp;bih=991&amp;scr_x=0&amp;scr_y=4517&amp;eid=31093862%2C31093925%2C31093928%2C31093934%2C31093938%2C31093940%2C31093974%2C31093983%2C95362655%2C95367635%2C95368366%2C95368523%2C95359265&amp;oid=2&amp;psts=AOrYGsnCwNaK42ox5Ndrcxa7nG9jKKnZMrNoFzpuQDty0MghLxndFirOLSfyZ0VPx3JySLbe9BpuEzJAJzimepvXyiHMjESt%2CAOrYGskDOdD90IA-lLD_oFJhPOooD1_vCeB1NMAGC43CD9XMUe3E0aI3InHEzN_KFo_p9DdEbGZFoxPKO_BTDNlU4QnGH5WU%2CAOrYGsldRhsE2L83TxKKigC8bJvPTP24TNaCZ282Ta9f4iS1HUK75eDk2e-IRv_TIA7_QAC5gerD8cFJjKDgLiXO1anXYVE_%2CAOrYGsmoT6dIe5Pt1eBmn-rBrzHTChTlhuTmpwSCHa2KO5_55x7Sjfmi6hkcYQzApKxR-4P1vEgSAk8zN46jPim3ef3oGdfH%2CAOrYGskMeJCe2QrPGdw7vCGZSrpPM1U-GFhQUf3rGvjJll36E3BFmOKia4pw8a3a8nS5DhOVjsdeKR3Fd3gL2zYxFtXdOt3-&amp;pvsid=2663547971513205&amp;tmod=917265851&amp;uas=3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7&amp;uci=a!7&amp;btvi=6&amp;fsb=1&amp;dtd=6088" xlink:type="simple" xlink:show="embed" xlink:actuate="onLoad" draw:frame-name="aswift_6"/>
      </draw:frame>
      <draw:frame draw:style-name="fr3" draw:name="Object9" text:anchor-type="page" text:anchor-page-number="1" svg:x="0in" svg:y="0in" svg:width="8.5in" svg:height="2.4634in" draw:z-index="22">
        <draw:floating-frame xlink:href="https://googleads.g.doubleclick.net/pagead/ads?gdpr=0&amp;us_privacy=1---&amp;gpp_sid=-1&amp;client=ca-pub-4936639296773650&amp;output=html&amp;h=280&amp;slotname=7512016927&amp;adk=1741374776&amp;adf=491974849&amp;pi=t.ma~as.7512016927&amp;w=966&amp;abgtt=6&amp;fwrn=4&amp;fwrnh=100&amp;lmt=1753507892&amp;rafmt=1&amp;format=966x280&amp;url=https%3A%2F%2Ftutorial.techaltum.com%2Ftabl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5485429&amp;bpp=1&amp;bdt=145&amp;idt=103&amp;shv=r20250812&amp;mjsv=m202508070101&amp;ptt=9&amp;saldr=aa&amp;abxe=1&amp;cookie_enabled=1&amp;eo_id_str=ID%3Dc17eea526e6eb4ff%3AT%3D1755092106%3ART%3D1755115488%3AS%3DAA-Afjay9Te9DA5zLW7V7_w3Z42u&amp;prev_fmts=0x0%2C306x250%2C966x280%2C966x280%2C966x280%2C966x280%2C966x280&amp;nras=1&amp;correlator=7471295169816&amp;frm=20&amp;pv=1&amp;u_tz=-420&amp;u_his=14&amp;u_h=1080&amp;u_w=1920&amp;u_ah=1080&amp;u_aw=1920&amp;u_cd=24&amp;u_sd=1&amp;dmc=8&amp;adx=635&amp;ady=11962&amp;biw=1905&amp;bih=991&amp;scr_x=0&amp;scr_y=8000&amp;eid=31093862%2C31093925%2C31093928%2C31093934%2C31093938%2C31093940%2C31093974%2C31093983%2C95362655%2C95367635%2C95368366%2C95368523%2C95359265&amp;oid=2&amp;psts=AOrYGsnCwNaK42ox5Ndrcxa7nG9jKKnZMrNoFzpuQDty0MghLxndFirOLSfyZ0VPx3JySLbe9BpuEzJAJzimepvXyiHMjESt%2CAOrYGskDOdD90IA-lLD_oFJhPOooD1_vCeB1NMAGC43CD9XMUe3E0aI3InHEzN_KFo_p9DdEbGZFoxPKO_BTDNlU4QnGH5WU%2CAOrYGsldRhsE2L83TxKKigC8bJvPTP24TNaCZ282Ta9f4iS1HUK75eDk2e-IRv_TIA7_QAC5gerD8cFJjKDgLiXO1anXYVE_%2CAOrYGsmoT6dIe5Pt1eBmn-rBrzHTChTlhuTmpwSCHa2KO5_55x7Sjfmi6hkcYQzApKxR-4P1vEgSAk8zN46jPim3ef3oGdfH%2CAOrYGskMeJCe2QrPGdw7vCGZSrpPM1U-GFhQUf3rGvjJll36E3BFmOKia4pw8a3a8nS5DhOVjsdeKR3Fd3gL2zYxFtXdOt3-%2CAOrYGsl61QSzQHojdofv4F5CbG0JzjbAlVoYA2UdS8pIaTCwTUlC_G6tCnAxkuPiigLYbm7bkEheT5YgGehBUSvJLPXCXB04&amp;pvsid=2663547971513205&amp;tmod=917265851&amp;uas=1&amp;nvt=1&amp;ref=https%3A%2F%2Ftutorial.techaltum.com%2Fhtml-meta-tag.html&amp;fc=1920&amp;brdim=0%2C0%2C0%2C0%2C1920%2C0%2C1920%2C1080%2C1920%2C991&amp;vis=1&amp;rsz=%7C%7CeEbr%7C&amp;abl=CS&amp;pfx=0&amp;fu=128&amp;bc=31&amp;bz=1&amp;td=1&amp;tdf=2&amp;psd=W251bGwsbnVsbCxudWxsLDNd&amp;nt=1&amp;ifi=8&amp;uci=a!8&amp;btvi=7&amp;fsb=1&amp;dtd=9051" xlink:type="simple" xlink:show="embed" xlink:actuate="onLoad" draw:frame-name="aswift_7"/>
      </draw:frame>
      <text:p text:style-name="P28"><text:span text:style-name="Strong_20_Emphasis"><text:span text:style-name="T5">HTML Tables</text:span></text:span><text:span text:style-name="T6"> are used to display </text:span><text:span text:style-name="Strong_20_Emphasis"><text:span text:style-name="T5">tabular data</text:span></text:span><text:span text:style-name="T6"> in html. </text:span><text:span text:style-name="Strong_20_Emphasis"><text:span text:style-name="T5">Table</text:span></text:span><text:span text:style-name="T6"> is defined within </text:span><text:span text:style-name="Source_20_Text"><text:span text:style-name="T8">&lt;table&gt;</text:span></text:span><text:span text:style-name="T6"> tag and then table row </text:span><text:span text:style-name="Source_20_Text"><text:span text:style-name="T8">&lt;tr&gt;</text:span></text:span><text:span text:style-name="T6"> and cells </text:span><text:span text:style-name="Source_20_Text"><text:span text:style-name="T8">&lt;td&gt;</text:span></text:span><text:span text:style-name="T6"> or </text:span><text:span text:style-name="Source_20_Text"><text:span text:style-name="T8">&lt;th&gt;</text:span></text:span><text:span text:style-name="T6">. Table tag is the parent of table. </text:span><text:span text:style-name="Strong_20_Emphasis"><text:span text:style-name="T5">Table </text:span></text:span><text:span text:style-name="T6">can have rows, data, captions, colgroup, cols, etc.</text:span></text:p>
      <text:p text:style-name="P27"><text:span text:style-name="T1">Till 2005, whole website was built using </text:span><text:span text:style-name="Strong_20_Emphasis"><text:span text:style-name="T1">table tag</text:span></text:span><text:span text:style-name="T1">, but later </text:span><text:a xlink:type="simple" xlink:href="https://tutorial.techaltum.com/div_based_layout.html" office:target-frame-name="_blank" xlink:show="new" text:style-name="Internet_20_link" text:visited-style-name="Visited_20_Internet_20_Link"><text:span text:style-name="T4">div based layouts</text:span></text:a><text:span text:style-name="T1"> become popular as div based layouts are easy to build and maintain than table based layout. Also table is not scalable. Using a large table can block content from loading. Tables are also not responsive, so not best for mobiles.</text:span></text:p>
      <text:p text:style-name="P27"><text:span text:style-name="Strong_20_Emphasis"><text:span text:style-name="T1">Tables</text:span></text:span><text:span text:style-name="T1"> are only used for structured data. Number of columns should remain same for each row. Although we can merge cells in row or columns.</text:span></text:p>
      <text:h text:style-name="P7" text:outline-level="3">HTML Table Examp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ow 1 - cell 1,</text:p>
          </table:table-cell>
          <table:table-cell table:style-name="Table1.A1" office:value-type="string">
            <text:p text:style-name="Table_20_Contents">row 1 - cell 2,</text:p>
          </table:table-cell>
        </table:table-row>
        <table:table-row>
          <table:table-cell table:style-name="Table1.A1" office:value-type="string">
            <text:p text:style-name="Table_20_Contents">row 2 - cell 1,</text:p>
          </table:table-cell>
          <table:table-cell table:style-name="Table1.A1" office:value-type="string">
            <text:p text:style-name="Table_20_Contents">row 2 - cell 2,</text:p>
          </table:table-cell>
        </table:table-row>
      </table:table>
      <text:p text:style-name="P20"><text:s text:c="16"/></text:p>
      <text:p text:style-name="P22"><text:span text:style-name="Source_20_Text"><text:span text:style-name="T13">&lt;table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1 -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1 - cell 2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oft-page-break/><text:span text:style-name="Source_20_Text"><text:span text:style-name="T16"><text:s text:c="8"/></text:span></text:span><text:span text:style-name="Source_20_Text"><text:span text:style-name="T13">&lt;td&gt;row 2 -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2 - cell 2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3">&lt;/table&gt;</text:span></text:span></text:p>
      <text:p text:style-name="Horizontal_20_Line"/>
      <text:h text:style-name="P24" text:outline-level="2"><text:bookmark text:name="table-tags"/> <text:span text:style-name="T17">Table Tags</text:span></text:h>
      <text:p text:style-name="P27"><text:span text:style-name="T1">Here is a list of </text:span><text:span text:style-name="Strong_20_Emphasis"><text:span text:style-name="T1">tags used in table</text:span></text:span><text:span text:style-name="T1">. Table is started with </text:span><text:span text:style-name="Source_20_Text"><text:span text:style-name="T12">&lt;table&gt;</text:span></text:span><text:span text:style-name="T1"> tag. Inside </text:span><text:span text:style-name="Strong_20_Emphasis"><text:span text:style-name="T1">table tag</text:span></text:span><text:span text:style-name="T1">, we have rows </text:span><text:span text:style-name="Source_20_Text"><text:span text:style-name="T12">&lt;tr&gt;</text:span></text:span><text:span text:style-name="T1"> and columns </text:span><text:span text:style-name="Source_20_Text"><text:span text:style-name="T12">&lt;td&gt;</text:span></text:span><text:span text:style-name="T1">. Here s a list of </text:span><text:span text:style-name="Strong_20_Emphasis"><text:span text:style-name="T1">tags in table</text:span></text:span><text:span text:style-name="T1">.</text:span></text:p>
      <text:p text:style-name="P34">Table Tag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Tag Name</text:p>
            </table:table-cell>
            <table:table-cell table:style-name="Table2.A1" office:value-type="string">
              <text:p text:style-name="P3">Description</text:p>
            </table:table-cell>
          </table:table-row>
        </table:table-header-rows>
        <table:table-row>
          <table:table-cell table:style-name="Table2.A1" office:value-type="string">
            <text:p text:style-name="P14">&lt;table&gt;</text:p>
          </table:table-cell>
          <table:table-cell table:style-name="Table2.A1" office:value-type="string">
            <text:p text:style-name="P14">Defines table element</text:p>
          </table:table-cell>
        </table:table-row>
        <table:table-row>
          <table:table-cell table:style-name="Table2.A1" office:value-type="string">
            <text:p text:style-name="P14">&lt;tr&gt;</text:p>
          </table:table-cell>
          <table:table-cell table:style-name="Table2.A1" office:value-type="string">
            <text:p text:style-name="P14">Defines table row</text:p>
          </table:table-cell>
        </table:table-row>
        <table:table-row>
          <table:table-cell table:style-name="Table2.A1" office:value-type="string">
            <text:p text:style-name="P14">&lt;td&gt;</text:p>
          </table:table-cell>
          <table:table-cell table:style-name="Table2.A1" office:value-type="string">
            <text:p text:style-name="P14">Defines table cell or table data</text:p>
          </table:table-cell>
        </table:table-row>
        <table:table-row>
          <table:table-cell table:style-name="Table2.A1" office:value-type="string">
            <text:p text:style-name="P14">&lt;th&gt;</text:p>
          </table:table-cell>
          <table:table-cell table:style-name="Table2.A1" office:value-type="string">
            <text:p text:style-name="P14">Defines table header cell</text:p>
          </table:table-cell>
        </table:table-row>
        <table:table-row>
          <table:table-cell table:style-name="Table2.A1" office:value-type="string">
            <text:p text:style-name="P14">&lt;caption&gt;</text:p>
          </table:table-cell>
          <table:table-cell table:style-name="Table2.A1" office:value-type="string">
            <text:p text:style-name="P14">Defines table caption</text:p>
          </table:table-cell>
        </table:table-row>
        <table:table-row>
          <table:table-cell table:style-name="Table2.A1" office:value-type="string">
            <text:p text:style-name="P14">&lt;colgroup&gt;</text:p>
          </table:table-cell>
          <table:table-cell table:style-name="Table2.A1" office:value-type="string">
            <text:p text:style-name="P14">Defines group of columns in a table, for formatting</text:p>
          </table:table-cell>
        </table:table-row>
        <table:table-row>
          <table:table-cell table:style-name="Table2.A1" office:value-type="string">
            <text:p text:style-name="P14">&lt;col&gt;</text:p>
          </table:table-cell>
          <table:table-cell table:style-name="Table2.A1" office:value-type="string">
            <text:p text:style-name="P14">Defines attribute values for one or more columns in table</text:p>
          </table:table-cell>
        </table:table-row>
        <table:table-row>
          <table:table-cell table:style-name="Table2.A1" office:value-type="string">
            <text:p text:style-name="P14">&lt;thead&gt;</text:p>
          </table:table-cell>
          <table:table-cell table:style-name="Table2.A1" office:value-type="string">
            <text:p text:style-name="P14">Groups the heading rows in table</text:p>
          </table:table-cell>
        </table:table-row>
        <table:table-row>
          <table:table-cell table:style-name="Table2.A1" office:value-type="string">
            <text:p text:style-name="P14">&lt;tbody&gt;</text:p>
          </table:table-cell>
          <table:table-cell table:style-name="Table2.A1" office:value-type="string">
            <text:p text:style-name="P14">Groups the body data rows in table</text:p>
          </table:table-cell>
        </table:table-row>
        <text:soft-page-break/>
        <table:table-row>
          <table:table-cell table:style-name="Table2.A1" office:value-type="string">
            <text:p text:style-name="P14">&lt;tfoot&gt;</text:p>
          </table:table-cell>
          <table:table-cell table:style-name="Table2.A1" office:value-type="string">
            <text:p text:style-name="P14">Groups footer data rows in table</text:p>
          </table:table-cell>
        </table:table-row>
      </table:table>
      <text:section text:style-name="Sect1" text:name="aswift_2_host">
        <text:p text:style-name="P26"/>
      </text:section>
      <text:p text:style-name="Horizontal_20_Line"/>
      <text:h text:style-name="P24" text:outline-level="2"><text:bookmark text:name="table-attribute"/> <text:span text:style-name="T17">Table Attributes</text:span></text:h>
      <text:p text:style-name="P29">Here is a list of attributes of table tag. All presentational attributes are removed in HTML5. For styling like border, width, background, etc, <text:span text:style-name="T18">best practice is to use css.</text:span></text:p>
      <text:p text:style-name="P34">Table Attributes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">Attribute</text:p>
            </table:table-cell>
            <table:table-cell table:style-name="Table3.A1" office:value-type="string">
              <text:p text:style-name="P3">Use</text:p>
            </table:table-cell>
          </table:table-row>
        </table:table-header-rows>
        <table:table-row>
          <table:table-cell table:style-name="Table3.A1" office:value-type="string">
            <text:p text:style-name="P14">width</text:p>
          </table:table-cell>
          <table:table-cell table:style-name="Table3.A1" office:value-type="string">
            <text:p text:style-name="P14">width of table or table cell</text:p>
          </table:table-cell>
        </table:table-row>
        <table:table-row>
          <table:table-cell table:style-name="Table3.A1" office:value-type="string">
            <text:p text:style-name="P14">height</text:p>
          </table:table-cell>
          <table:table-cell table:style-name="Table3.A1" office:value-type="string">
            <text:p text:style-name="P14">height of table or table cell</text:p>
          </table:table-cell>
        </table:table-row>
        <table:table-row>
          <table:table-cell table:style-name="Table3.A1" office:value-type="string">
            <text:p text:style-name="P14">align</text:p>
          </table:table-cell>
          <table:table-cell table:style-name="Table3.A1" office:value-type="string">
            <text:p text:style-name="P14">align text in table</text:p>
          </table:table-cell>
        </table:table-row>
        <table:table-row>
          <table:table-cell table:style-name="Table3.A1" office:value-type="string">
            <text:p text:style-name="P14">valign</text:p>
          </table:table-cell>
          <table:table-cell table:style-name="Table3.A1" office:value-type="string">
            <text:p text:style-name="P14">vertically align text in table cell</text:p>
          </table:table-cell>
        </table:table-row>
        <table:table-row>
          <table:table-cell table:style-name="Table3.A1" office:value-type="string">
            <text:p text:style-name="P14">border</text:p>
          </table:table-cell>
          <table:table-cell table:style-name="Table3.A1" office:value-type="string">
            <text:p text:style-name="P14">border width of table in px</text:p>
          </table:table-cell>
        </table:table-row>
        <table:table-row>
          <table:table-cell table:style-name="Table3.A1" office:value-type="string">
            <text:p text:style-name="P14">bgcolor</text:p>
          </table:table-cell>
          <table:table-cell table:style-name="Table3.A1" office:value-type="string">
            <text:p text:style-name="P14">background color of table</text:p>
          </table:table-cell>
        </table:table-row>
        <table:table-row>
          <table:table-cell table:style-name="Table3.A1" office:value-type="string">
            <text:p text:style-name="P14"><text:a xlink:type="simple" xlink:href="https://tutorial.techaltum.com/table.html#cellspacing" text:style-name="Internet_20_link" text:visited-style-name="Visited_20_Internet_20_Link"><text:span text:style-name="T3">cellspacing</text:span></text:a></text:p>
          </table:table-cell>
          <table:table-cell table:style-name="Table3.A1" office:value-type="string">
            <text:p text:style-name="P14">gap between table cells</text:p>
          </table:table-cell>
        </table:table-row>
        <table:table-row>
          <table:table-cell table:style-name="Table3.A1" office:value-type="string">
            <text:p text:style-name="P14"><text:a xlink:type="simple" xlink:href="https://tutorial.techaltum.com/table.html#cellpadding" text:style-name="Internet_20_link" text:visited-style-name="Visited_20_Internet_20_Link"><text:span text:style-name="T3">cellpadding</text:span></text:a></text:p>
          </table:table-cell>
          <table:table-cell table:style-name="Table3.A1" office:value-type="string">
            <text:p text:style-name="P14">gap inside table cells</text:p>
          </table:table-cell>
        </table:table-row>
        <table:table-row>
          <table:table-cell table:style-name="Table3.A1" office:value-type="string">
            <text:p text:style-name="P14"><text:a xlink:type="simple" xlink:href="https://tutorial.techaltum.com/table.html#colspan" text:style-name="Internet_20_link" text:visited-style-name="Visited_20_Internet_20_Link"><text:span text:style-name="T3">colspan</text:span></text:a></text:p>
          </table:table-cell>
          <table:table-cell table:style-name="Table3.A1" office:value-type="string">
            <text:p text:style-name="P14">used to group columns in same row.</text:p>
          </table:table-cell>
        </table:table-row>
        <table:table-row>
          <table:table-cell table:style-name="Table3.A1" office:value-type="string">
            <text:p text:style-name="P14"><text:a xlink:type="simple" xlink:href="https://tutorial.techaltum.com/table.html#rowspan" text:style-name="Internet_20_link" text:visited-style-name="Visited_20_Internet_20_Link"><text:span text:style-name="T3">rowspan</text:span></text:a></text:p>
          </table:table-cell>
          <table:table-cell table:style-name="Table3.A1" office:value-type="string">
            <text:p text:style-name="P14">used to group columns in next row.</text:p>
          </table:table-cell>
        </table:table-row>
        <table:table-row>
          <table:table-cell table:style-name="Table3.A1" office:value-type="string">
            <text:p text:style-name="P14"><text:a xlink:type="simple" xlink:href="https://tutorial.techaltum.com/table.html" text:style-name="Internet_20_link" text:visited-style-name="Visited_20_Internet_20_Link"><text:span text:style-name="T3">span</text:span></text:a></text:p>
          </table:table-cell>
          <table:table-cell table:style-name="Table3.A1" office:value-type="string">
            <text:p text:style-name="P14">used to span colgroup cols.</text:p>
          </table:table-cell>
        </table:table-row>
      </table:table>
      <text:p text:style-name="P31"><text:soft-page-break/>Attributes marked as removed on the right are no longer supported in HTML5.</text:p>
      <text:section text:style-name="Sect1" text:name="aswift_3_host">
        <text:p text:style-name="P26"/>
      </text:section>
      <text:p text:style-name="Horizontal_20_Line"/>
      <text:h text:style-name="P24" text:outline-level="2"><text:bookmark text:name="caption"/> <text:span text:style-name="T17">Table Caption</text:span></text:h>
      <text:p text:style-name="P27"><text:span text:style-name="Strong_20_Emphasis"><text:span text:style-name="T1">caption tag</text:span></text:span><text:span text:style-name="T1"> is used inside table to add </text:span><text:span text:style-name="Strong_20_Emphasis"><text:span text:style-name="T1">caption or title of table</text:span></text:span><text:span text:style-name="T1">. Default text align of caption is center. </text:span><text:span text:style-name="Strong_20_Emphasis"><text:span text:style-name="T1">Caption tag</text:span></text:span><text:span text:style-name="T1"> is always used as </text:span><text:span text:style-name="T2">First Child</text:span><text:span text:style-name="T1"> of table element. Thus tr, thead, tbody or tfoot are used after table caption.</text:span></text:p>
      <text:p text:style-name="P27"><text:span text:style-name="T1">Following is a </text:span><text:span text:style-name="Strong_20_Emphasis"><text:span text:style-name="T1">list of table attributes</text:span></text:span><text:span text:style-name="T1"> with use.</text:span></text:p>
      <text:p text:style-name="P34">Table Cap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row 1, cell 1</text:p>
          </table:table-cell>
          <table:table-cell table:style-name="Table4.A1" office:value-type="string">
            <text:p text:style-name="Table_20_Contents">row 1, cell 2</text:p>
          </table:table-cell>
        </table:table-row>
        <table:table-row>
          <table:table-cell table:style-name="Table4.A1" office:value-type="string">
            <text:p text:style-name="Table_20_Contents">row 2, cell 1</text:p>
          </table:table-cell>
          <table:table-cell table:style-name="Table4.A1" office:value-type="string">
            <text:p text:style-name="Table_20_Contents">row 2, cell 2</text:p>
          </table:table-cell>
        </table:table-row>
      </table:table>
      <text:p text:style-name="P37"/>
      <text:p text:style-name="P18"/>
      <text:p text:style-name="P22"><text:span text:style-name="Source_20_Text"><text:span text:style-name="T13">&lt;table&gt;</text:span></text:span></text:p>
      <text:p text:style-name="P22"><text:span text:style-name="Source_20_Text"><text:span text:style-name="T16"><text:s text:c="3"/></text:span></text:span><text:span text:style-name="Source_20_Text"><text:span text:style-name="T13">&lt;caption&gt;Table Caption&lt;caption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1,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1, cell 2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/tr&gt;</text:span></text:span></text:p>
      <text:p text:style-name="P22"><text:soft-page-break/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2,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2, cell 2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3">&lt;/table&gt;</text:span></text:span></text:p>
      <text:p text:style-name="Horizontal_20_Line"/>
      <text:h text:style-name="P7" text:outline-level="3">Table Width</text:h>
      <text:p text:style-name="P27"><text:span text:style-name="T1">In </text:span><text:span text:style-name="Strong_20_Emphasis"><text:span text:style-name="T1">HTML table</text:span></text:span><text:span text:style-name="T1">, </text:span><text:span text:style-name="Strong_20_Emphasis"><text:span text:style-name="T1">width attribute</text:span></text:span><text:span text:style-name="T1"> was used to set width of table. </text:span><text:span text:style-name="T20">In HTML5, width attribute is removed</text:span><text:span text:style-name="T1">. </text:span><text:span text:style-name="T19">CSS Width property is used to set width of table in html5</text:span><text:span text:style-name="T1">. Width Attribute can also overflow table in mobile devices as screen width is lesser than table width.</text:span></text:p>
      <text:p text:style-name="P33"> Deprecated in HTML5, use css width.</text:p>
      <text:h text:style-name="P9" text:outline-level="4">How to set width of table.</text:h>
      <text:p text:style-name="P34">Table with width 300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row 1, cell 1</text:p>
          </table:table-cell>
          <table:table-cell table:style-name="Table5.A1" office:value-type="string">
            <text:p text:style-name="Table_20_Contents">row 1, cell 2</text:p>
          </table:table-cell>
        </table:table-row>
        <table:table-row>
          <table:table-cell table:style-name="Table5.A1" office:value-type="string">
            <text:p text:style-name="Table_20_Contents">row 2, cell 1</text:p>
          </table:table-cell>
          <table:table-cell table:style-name="Table5.A1" office:value-type="string">
            <text:p text:style-name="Table_20_Contents">row 2, cell 2</text:p>
          </table:table-cell>
        </table:table-row>
      </table:table>
      <text:p text:style-name="P37"/>
      <text:p text:style-name="P18"/>
      <text:p text:style-name="P22"><text:span text:style-name="Source_20_Text"><text:span text:style-name="T13">&lt;table width="300"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oft-page-break/><text:span text:style-name="Source_20_Text"><text:span text:style-name="T16"><text:s text:c="8"/></text:span></text:span><text:span text:style-name="Source_20_Text"><text:span text:style-name="T13">&lt;td&gt;row 1,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1, cell 2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2, cell 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row 2, cell 2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3">&lt;/table&gt;</text:span></text:span></text:p>
      <text:section text:style-name="Sect1" text:name="aswift_4_host">
        <text:p text:style-name="P26"/>
      </text:section>
      <text:p text:style-name="Horizontal_20_Line"/>
      <text:h text:style-name="P24" text:outline-level="2"><text:bookmark text:name="border"/> <text:span text:style-name="T17">Table Border</text:span></text:h>
      <text:p text:style-name="P27"><text:span text:style-name="Strong_20_Emphasis"><text:span text:style-name="T1">Table Border</text:span></text:span><text:span text:style-name="T1"> attribute is used to display </text:span><text:span text:style-name="Strong_20_Emphasis"><text:span text:style-name="T1">border</text:span></text:span><text:span text:style-name="T1"> of table. Border attribute value specify the width of border. Default table border is zero. Table border can have any numeric value.</text:span></text:p>
      <text:p text:style-name="P32">Deprecated in HTML5, use css border. Use CSS Border.</text:p>
      <text:h text:style-name="P8" text:outline-level="3"><text:soft-page-break/>Table Border Examples</text:h>
      <text:h text:style-name="P7" text:outline-level="3"><draw:frame draw:style-name="fr1" draw:name="Frame1" text:anchor-type="paragraph" svg:width="5.0417in" draw:z-index="3"><draw:text-box fo:min-height="0.0161in"><text:h text:style-name="P9" text:outline-level="4">Table border 1</text:h><table:table table:name="Table6" table:style-name="Table6"><table:table-column table:style-name="Table6.A"/><table:table-column table:style-name="Table6.B"/><table:table-row><table:table-cell table:style-name="Table6.A1" office:value-type="string"><text:p text:style-name="P15">row 1, cell 1</text:p></table:table-cell><table:table-cell table:style-name="Table6.A1" office:value-type="string"><text:p text:style-name="P15">row 1, cell 2</text:p></table:table-cell></table:table-row><table:table-row><table:table-cell table:style-name="Table6.A1" office:value-type="string"><text:p text:style-name="P15">row 2, cell 1</text:p></table:table-cell><table:table-cell table:style-name="Table6.A1" office:value-type="string"><text:p text:style-name="P15">row 2, cell 2</text:p></table:table-cell></table:table-row></table:table><text:p text:style-name="Text_20_body"/><text:p text:style-name="P18"/><text:p text:style-name="P22"><text:span text:style-name="Source_20_Text"><text:span text:style-name="T13">&lt;table border="1"&gt;</text:span></text:span></text:p><text:p text:style-name="P22"><text:span text:style-name="Source_20_Text"><text:span text:style-name="T13">&lt;tr&gt;</text:span></text:span></text:p><text:p text:style-name="P22"><text:span text:style-name="Source_20_Text"><text:span text:style-name="T13">&lt;td&gt;row 1, cell 1&lt;/td&gt;</text:span></text:span></text:p><text:p text:style-name="P22"><text:span text:style-name="Source_20_Text"><text:span text:style-name="T13">&lt;td&gt;row 1, cell 2&lt;/td&gt;</text:span></text:span></text:p><text:p text:style-name="P22"><text:span text:style-name="Source_20_Text"><text:span text:style-name="T13">&lt;/tr&gt;</text:span></text:span></text:p><text:p text:style-name="P22"><text:span text:style-name="Source_20_Text"><text:span text:style-name="T13">&lt;tr&gt;</text:span></text:span></text:p><text:p text:style-name="P22"><text:span text:style-name="Source_20_Text"><text:span text:style-name="T13">&lt;td&gt;row 2, cell 1&lt;/td&gt;</text:span></text:span></text:p><text:p text:style-name="P22"><text:span text:style-name="Source_20_Text"><text:span text:style-name="T13">&lt;td&gt;row 2, cell 2&lt;/td&gt;</text:span></text:span></text:p><text:p text:style-name="P22"><text:span text:style-name="Source_20_Text"><text:span text:style-name="T13">&lt;/tr&gt;</text:span></text:span></text:p><text:p text:style-name="P22"><text:span text:style-name="Source_20_Text"><text:span text:style-name="T13">&lt;/table&gt;</text:span></text:span></text:p></draw:text-box></draw:frame><draw:frame draw:style-name="fr1" draw:name="Frame2" text:anchor-type="paragraph" svg:width="5.0417in" draw:z-index="4"><draw:text-box fo:min-height="0.0161in"><text:h text:style-name="P9" text:outline-level="4">Table border 5</text:h><table:table table:name="Table7" table:style-name="Table7"><table:table-column table:style-name="Table7.A"/><table:table-column table:style-name="Table7.B"/><table:table-row><table:table-cell table:style-name="Table7.A1" office:value-type="string"><text:p text:style-name="P15">row 1, cell 1</text:p></table:table-cell><table:table-cell table:style-name="Table7.A1" office:value-type="string"><text:p text:style-name="P15">row 1, cell 2</text:p></table:table-cell></table:table-row><table:table-row><table:table-cell table:style-name="Table7.A1" office:value-type="string"><text:p text:style-name="P15">row 2, cell 1</text:p></table:table-cell><table:table-cell table:style-name="Table7.A1" office:value-type="string"><text:p text:style-name="P15">row 2, cell 2</text:p></table:table-cell></table:table-row></table:table><text:p text:style-name="Text_20_body"/><text:p text:style-name="P18"/><text:p text:style-name="P22"><text:span text:style-name="Source_20_Text"><text:span text:style-name="T13">&lt;table border="5"&gt;</text:span></text:span></text:p><text:p text:style-name="P22"><text:span text:style-name="Source_20_Text"><text:span text:style-name="T13">&lt;tr&gt;</text:span></text:span></text:p><text:p text:style-name="P22"><text:span text:style-name="Source_20_Text"><text:span text:style-name="T13">&lt;td&gt;row 1, cell 1&lt;/td&gt;</text:span></text:span></text:p><text:p text:style-name="P22"><text:span text:style-name="Source_20_Text"><text:span text:style-name="T13">&lt;td&gt;row 1, cell 2&lt;/td&gt;</text:span></text:span></text:p><text:p text:style-name="P22"><text:span text:style-name="Source_20_Text"><text:span text:style-name="T13">&lt;/tr&gt;</text:span></text:span></text:p><text:p text:style-name="P22"><text:span text:style-name="Source_20_Text"><text:span text:style-name="T13">&lt;tr&gt;</text:span></text:span></text:p><text:p text:style-name="P22"><text:span text:style-name="Source_20_Text"><text:span text:style-name="T13">&lt;td&gt;row 2, cell 1&lt;/td&gt;</text:span></text:span></text:p><text:p text:style-name="P22"><text:span text:style-name="Source_20_Text"><text:span text:style-name="T13">&lt;td&gt;row 2, cell 2&lt;/td&gt;</text:span></text:span></text:p><text:p text:style-name="P22"><text:span text:style-name="Source_20_Text"><text:span text:style-name="T13">&lt;/tr&gt;</text:span></text:span></text:p><text:p text:style-name="P22"><text:span text:style-name="Source_20_Text"><text:span text:style-name="T13">&lt;/table&gt;</text:span></text:span></text:p></draw:text-box></draw:frame>Table Border in HTML5</text:h>
      <text:p text:style-name="P29">To add table border in HTML5, use css border property.</text:p>
      <text:p text:style-name="P18"/>
      <text:p text:style-name="P22"><text:span text:style-name="Source_20_Text"><text:span text:style-name="T13">&lt;style&gt;</text:span></text:span></text:p>
      <text:p text:style-name="P22"><text:span text:style-name="Source_20_Text"><text:span text:style-name="T16"><text:s text:c="4"/></text:span></text:span><text:span text:style-name="Source_20_Text"><text:span text:style-name="T13">table, td, th{ border:solid 1px gray;}</text:span></text:span></text:p>
      <text:p text:style-name="P22"><text:span text:style-name="Source_20_Text"><text:span text:style-name="T13">&lt;/style&gt;</text:span></text:span></text:p>
      <text:section text:style-name="Sect1" text:name="aswift_5_host">
        <text:p text:style-name="P26"/>
      </text:section>
      <text:p text:style-name="Horizontal_20_Line"><text:soft-page-break/></text:p>
      <text:h text:style-name="P24" text:outline-level="2"><text:bookmark text:name="cellspacing"/> <text:span text:style-name="T17">Cellspacing</text:span></text:h>
      <text:p text:style-name="Text_20_body"/>
      <text:p text:style-name="P27"><text:span text:style-name="Strong_20_Emphasis"><text:span text:style-name="T1">cellspacing</text:span></text:span><text:span text:style-name="T1"> attribute in table is used to set margin between table cells and table border. Default cellspacing is 2. Using </text:span><text:span text:style-name="Strong_20_Emphasis"><text:span text:style-name="T1">cellspacing</text:span></text:span><text:span text:style-name="T1"> attribute, we can change margin between two cells.</text:span></text:p>
      <text:p text:style-name="P32">Deprecated in HTML5, use css margin.</text:p>
      <text:h text:style-name="P8" text:outline-level="3">Cellspacing in Table</text:h>
      <text:p text:style-name="Horizontal_20_Line"><draw:frame draw:style-name="fr1" draw:name="Frame3" text:anchor-type="paragraph" svg:width="3.3543in" draw:z-index="5"><draw:text-box fo:min-height="0.0161in"><text:h text:style-name="P9" text:outline-level="4">Table cellspacing</text:h><table:table table:name="Table8" table:style-name="Table8"><table:table-column table:style-name="Table8.A"/><table:table-column table:style-name="Table8.B"/><table:table-row><table:table-cell table:style-name="Table8.A1" office:value-type="string"><text:p text:style-name="P15">S No</text:p></table:table-cell><table:table-cell table:style-name="Table8.A1" office:value-type="string"><text:p text:style-name="P15">Name</text:p></table:table-cell></table:table-row><table:table-row><table:table-cell table:style-name="Table8.A1" office:value-type="string"><text:p text:style-name="P15">1</text:p></table:table-cell><table:table-cell table:style-name="Table8.A1" office:value-type="string"><text:p text:style-name="P15">abc</text:p></table:table-cell></table:table-row><table:table-row><table:table-cell table:style-name="Table8.A1" office:value-type="string"><text:p text:style-name="P15">2</text:p></table:table-cell><table:table-cell table:style-name="Table8.A1" office:value-type="string"><text:p text:style-name="P15">xyz</text:p></table:table-cell></table:table-row></table:table></draw:text-box></draw:frame><draw:frame draw:style-name="fr1" draw:name="Frame4" text:anchor-type="paragraph" svg:width="3.3543in" draw:z-index="6"><draw:text-box fo:min-height="0.0161in"><text:h text:style-name="P9" text:outline-level="4">cellspacing 0</text:h><table:table table:name="Table9" table:style-name="Table9"><table:table-column table:style-name="Table9.A"/><table:table-column table:style-name="Table9.B"/><table:table-row><table:table-cell table:style-name="Table9.A1" office:value-type="string"><text:p text:style-name="P15">S No</text:p></table:table-cell><table:table-cell table:style-name="Table9.A1" office:value-type="string"><text:p text:style-name="P15">Name</text:p></table:table-cell></table:table-row><table:table-row><table:table-cell table:style-name="Table9.A1" office:value-type="string"><text:p text:style-name="P15">1</text:p></table:table-cell><table:table-cell table:style-name="Table9.A1" office:value-type="string"><text:p text:style-name="P15">abc</text:p></table:table-cell></table:table-row><table:table-row><table:table-cell table:style-name="Table9.A1" office:value-type="string"><text:p text:style-name="P15">2</text:p></table:table-cell><table:table-cell table:style-name="Table9.A1" office:value-type="string"><text:p text:style-name="P15">xyz</text:p></table:table-cell></table:table-row></table:table></draw:text-box></draw:frame><draw:frame draw:style-name="fr1" draw:name="Frame5" text:anchor-type="paragraph" svg:width="3.3543in" draw:z-index="7"><draw:text-box fo:min-height="0.0161in"><text:h text:style-name="P9" text:outline-level="4">cellspacing 10</text:h><table:table table:name="Table10" table:style-name="Table10"><table:table-column table:style-name="Table10.A"/><table:table-column table:style-name="Table10.B"/><table:table-row><table:table-cell table:style-name="Table10.A1" office:value-type="string"><text:p text:style-name="P15">S No</text:p></table:table-cell><table:table-cell table:style-name="Table10.A1" office:value-type="string"><text:p text:style-name="P15">Name</text:p></table:table-cell></table:table-row><table:table-row><table:table-cell table:style-name="Table10.A1" office:value-type="string"><text:p text:style-name="P15">1</text:p></table:table-cell><table:table-cell table:style-name="Table10.A1" office:value-type="string"><text:p text:style-name="P15">abc</text:p></table:table-cell></table:table-row><table:table-row><table:table-cell table:style-name="Table10.A1" office:value-type="string"><text:p text:style-name="P15">2</text:p></table:table-cell><table:table-cell table:style-name="Table10.A1" office:value-type="string"><text:p text:style-name="P15">xyz</text:p></table:table-cell></table:table-row></table:table></draw:text-box></draw:frame><draw:frame draw:style-name="fr1" draw:name="Frame6" text:anchor-type="paragraph" svg:width="3.3543in" draw:z-index="8"><draw:text-box fo:min-height="0.0161in"><text:p text:style-name="P17"/><text:p text:style-name="P21"><text:span text:style-name="Source_20_Text"><text:span text:style-name="T14">&lt;table border="1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able&gt;</text:span></text:span></text:p><text:p text:style-name="P21"/><text:p text:style-name="P21"><text:span text:style-name="Source_20_Text"><text:span text:style-name="T16"><text:s text:c="12"/></text:span></text:span></text:p></draw:text-box></draw:frame><draw:frame draw:style-name="fr1" draw:name="Frame7" text:anchor-type="paragraph" svg:width="3.3543in" draw:z-index="9"><draw:text-box fo:min-height="0.0161in"><text:p text:style-name="P17"><text:span text:style-name="Source_20_Text"><text:span text:style-name="T16"><text:s text:c="11"/></text:span></text:span></text:p><text:p text:style-name="P21"><text:span text:style-name="Source_20_Text"><text:span text:style-name="T14">&lt;table border="1" cellspacing="0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 <text:s text:c="3"/>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body&gt;</text:span></text:span></text:p><text:p text:style-name="P21"><text:span text:style-name="Source_20_Text"><text:span text:style-name="T14">&lt;/table&gt;</text:span></text:span></text:p><text:p text:style-name="P21"><text:span text:style-name="Source_20_Text"><text:span text:style-name="T16"><text:s text:c="12"/></text:span></text:span></text:p></draw:text-box></draw:frame><draw:frame draw:style-name="fr1" draw:name="Frame8" text:anchor-type="paragraph" svg:width="3.3543in" draw:z-index="10"><draw:text-box fo:min-height="0.0161in"><text:p text:style-name="P17"/><text:p text:style-name="P21"><text:span text:style-name="Source_20_Text"><text:span text:style-name="T14">&lt;table border="1" cellspacing="10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 <text:s text:c="3"/>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body&gt;</text:span></text:span></text:p><text:p text:style-name="P21"><text:span text:style-name="Source_20_Text"><text:span text:style-name="T14">&lt;/table&gt;</text:span></text:span></text:p><text:p text:style-name="P21"><text:span text:style-name="Source_20_Text"><text:span text:style-name="T16"><text:s text:c="12"/></text:span></text:span></text:p></draw:text-box></draw:frame></text:p>
      <text:h text:style-name="P24" text:outline-level="2"><text:bookmark text:name="cellpadding"/> <text:span text:style-name="T17">Cellpadding</text:span></text:h>
      <text:p text:style-name="P27"><text:span text:style-name="Strong_20_Emphasis"><text:span text:style-name="T1">Cellpadding</text:span></text:span><text:span text:style-name="T1"> means padding of text or content inside table cell from the table border. Same like css padding. Default cell padding is 1.</text:span></text:p>
      <text:p text:style-name="P32"><text:soft-page-break/>Deprecated in HTML5, use css padding.</text:p>
      <text:h text:style-name="P8" text:outline-level="3">Cellpadding in table</text:h>
      <text:section text:style-name="Sect1" text:name="aswift_6_host">
        <text:p text:style-name="P26"/>
      </text:section>
      <text:p text:style-name="Horizontal_20_Line"><draw:frame draw:style-name="fr1" draw:name="Frame9" text:anchor-type="paragraph" svg:width="3.3543in" draw:z-index="11"><draw:text-box fo:min-height="0.0161in"><text:h text:style-name="P9" text:outline-level="4">Table without cellpadding</text:h><table:table table:name="Table11" table:style-name="Table11"><table:table-column table:style-name="Table11.A"/><table:table-column table:style-name="Table11.B"/><table:table-row><table:table-cell table:style-name="Table11.A1" office:value-type="string"><text:p text:style-name="P15">S No</text:p></table:table-cell><table:table-cell table:style-name="Table11.A1" office:value-type="string"><text:p text:style-name="P15">Name</text:p></table:table-cell></table:table-row><table:table-row><table:table-cell table:style-name="Table11.A1" office:value-type="string"><text:p text:style-name="P15">1</text:p></table:table-cell><table:table-cell table:style-name="Table11.A1" office:value-type="string"><text:p text:style-name="P15">abc</text:p></table:table-cell></table:table-row><table:table-row><table:table-cell table:style-name="Table11.A1" office:value-type="string"><text:p text:style-name="P15">2</text:p></table:table-cell><table:table-cell table:style-name="Table11.A1" office:value-type="string"><text:p text:style-name="P15">xyz</text:p></table:table-cell></table:table-row></table:table></draw:text-box></draw:frame><draw:frame draw:style-name="fr1" draw:name="Frame10" text:anchor-type="paragraph" svg:width="3.3543in" draw:z-index="12"><draw:text-box fo:min-height="0.0161in"><text:h text:style-name="P9" text:outline-level="4">Table with cellpadding 0</text:h><table:table table:name="Table12" table:style-name="Table12"><table:table-column table:style-name="Table12.A"/><table:table-column table:style-name="Table12.B"/><table:table-row><table:table-cell table:style-name="Table12.A1" office:value-type="string"><text:p text:style-name="P15">S No</text:p></table:table-cell><table:table-cell table:style-name="Table12.A1" office:value-type="string"><text:p text:style-name="P15">Name</text:p></table:table-cell></table:table-row><table:table-row><table:table-cell table:style-name="Table12.A1" office:value-type="string"><text:p text:style-name="P15">1</text:p></table:table-cell><table:table-cell table:style-name="Table12.A1" office:value-type="string"><text:p text:style-name="P15">abc</text:p></table:table-cell></table:table-row><table:table-row><table:table-cell table:style-name="Table12.A1" office:value-type="string"><text:p text:style-name="P15">2</text:p></table:table-cell><table:table-cell table:style-name="Table12.A1" office:value-type="string"><text:p text:style-name="P15">xyz</text:p></table:table-cell></table:table-row></table:table></draw:text-box></draw:frame><draw:frame draw:style-name="fr1" draw:name="Frame11" text:anchor-type="paragraph" svg:width="3.3543in" draw:z-index="13"><draw:text-box fo:min-height="0.0161in"><text:h text:style-name="P9" text:outline-level="4">Table with cellpadding 10</text:h><table:table table:name="Table13" table:style-name="Table13"><table:table-column table:style-name="Table13.A"/><table:table-column table:style-name="Table13.B"/><table:table-row><table:table-cell table:style-name="Table13.A1" office:value-type="string"><text:p text:style-name="P16">S No</text:p></table:table-cell><table:table-cell table:style-name="Table13.A1" office:value-type="string"><text:p text:style-name="P16">Name</text:p></table:table-cell></table:table-row><table:table-row><table:table-cell table:style-name="Table13.A1" office:value-type="string"><text:p text:style-name="P16">1</text:p></table:table-cell><table:table-cell table:style-name="Table13.A1" office:value-type="string"><text:p text:style-name="P16">abc</text:p></table:table-cell></table:table-row><table:table-row><table:table-cell table:style-name="Table13.A1" office:value-type="string"><text:p text:style-name="P16">2</text:p></table:table-cell><table:table-cell table:style-name="Table13.A1" office:value-type="string"><text:p text:style-name="P16">xyz</text:p></table:table-cell></table:table-row></table:table></draw:text-box></draw:frame><draw:frame draw:style-name="fr1" draw:name="Frame12" text:anchor-type="paragraph" svg:width="3.3543in" draw:z-index="14"><draw:text-box fo:min-height="0.0161in"><text:p text:style-name="P17"/><text:p text:style-name="P21"><text:span text:style-name="Source_20_Text"><text:span text:style-name="T14">&lt;table border="1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able&gt; <text:s text:c="3"/></text:span></text:span></text:p></draw:text-box></draw:frame><draw:frame draw:style-name="fr1" draw:name="Frame13" text:anchor-type="paragraph" svg:width="3.3543in" draw:z-index="15"><draw:text-box fo:min-height="0.0161in"><text:p text:style-name="P17"/><text:p text:style-name="P21"><text:span text:style-name="Source_20_Text"><text:span text:style-name="T14">&lt;table border="1" cellpadding="0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able&gt;</text:span></text:span></text:p></draw:text-box></draw:frame><draw:frame draw:style-name="fr1" draw:name="Frame14" text:anchor-type="paragraph" svg:width="3.3543in" draw:z-index="16"><draw:text-box fo:min-height="0.0161in"><text:p text:style-name="P17"/><text:p text:style-name="P21"><text:span text:style-name="Source_20_Text"><text:span text:style-name="T14">&lt;table border="1" cellpadding="10"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S No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Name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1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abc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6"><text:s text:c="4"/></text:span></text:span><text:span text:style-name="Source_20_Text"><text:span text:style-name="T14">&lt;tr&gt;</text:span></text:span></text:p><text:p text:style-name="P21"><text:span text:style-name="Source_20_Text"><text:span text:style-name="T16"><text:s text:c="8"/></text:span></text:span><text:span text:style-name="Source_20_Text"><text:span text:style-name="T14">&lt;td&gt;2&lt;/td&gt;</text:span></text:span></text:p><text:p text:style-name="P21"><text:span text:style-name="Source_20_Text"><text:span text:style-name="T16"><text:s text:c="8"/></text:span></text:span><text:span text:style-name="Source_20_Text"><text:span text:style-name="T14">&lt;td&gt;xyz&lt;/td&gt;</text:span></text:span></text:p><text:p text:style-name="P21"><text:span text:style-name="Source_20_Text"><text:span text:style-name="T16"><text:s text:c="4"/></text:span></text:span><text:span text:style-name="Source_20_Text"><text:span text:style-name="T14">&lt;/tr&gt;</text:span></text:span></text:p><text:p text:style-name="P21"><text:span text:style-name="Source_20_Text"><text:span text:style-name="T14">&lt;/table&gt;</text:span></text:span></text:p></draw:text-box></draw:frame></text:p>
      <text:h text:style-name="P24" text:outline-level="2"><text:bookmark text:name="colspan"/> <text:span text:style-name="T17">Colspan</text:span></text:h>
      <text:p text:style-name="P27"><text:span text:style-name="Strong_20_Emphasis"><text:span text:style-name="T1">Colspan</text:span></text:span><text:span text:style-name="T1"> attribute is used to merge two or more columns in one. Thus we can have rows with different columns. Minimum value for </text:span><text:span text:style-name="Strong_20_Emphasis"><text:span text:style-name="T1">colspan</text:span></text:span><text:span text:style-name="T1"> is 2 and default value is 1.</text:span></text:p>
      <text:h text:style-name="P7" text:outline-level="3">Colspan Example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4">S No</text:p>
          </table:table-cell>
          <table:table-cell table:style-name="Table14.A1" office:value-type="string">
            <text:p text:style-name="P4">Name</text:p>
          </table:table-cell>
          <table:table-cell table:style-name="Table14.A1" office:value-type="string">
            <text:p text:style-name="P4">Email Id</text:p>
          </table:table-cell>
          <table:table-cell table:style-name="Table14.A1" office:value-type="string">
            <text:p text:style-name="P4">Score</text:p>
          </table:table-cell>
        </table:table-row>
        <table:table-row>
          <table:table-cell table:style-name="Table14.A1" office:value-type="string">
            <text:p text:style-name="P15">1</text:p>
          </table:table-cell>
          <table:table-cell table:style-name="Table14.A1" office:value-type="string">
            <text:p text:style-name="P15">abc</text:p>
          </table:table-cell>
          <table:table-cell table:style-name="Table14.A1" office:value-type="string">
            <text:p text:style-name="P15">abc@domain.com</text:p>
          </table:table-cell>
          <table:table-cell table:style-name="Table14.A1" office:value-type="string">
            <text:p text:style-name="P15">88</text:p>
          </table:table-cell>
        </table:table-row>
        <table:table-row>
          <table:table-cell table:style-name="Table14.A1" office:value-type="string">
            <text:p text:style-name="P15">2</text:p>
          </table:table-cell>
          <table:table-cell table:style-name="Table14.A1" office:value-type="string">
            <text:p text:style-name="P15">xyz</text:p>
          </table:table-cell>
          <table:table-cell table:style-name="Table14.A1" office:value-type="string">
            <text:p text:style-name="P15">xyz@domain.com</text:p>
          </table:table-cell>
          <table:table-cell table:style-name="Table14.A1" office:value-type="string">
            <text:p text:style-name="P15">78</text:p>
          </table:table-cell>
        </table:table-row>
        <table:table-row>
          <table:table-cell table:style-name="Table14.A1" table:number-columns-spanned="3" office:value-type="string">
            <text:p text:style-name="P15">Total</text:p>
          </table:table-cell>
          <table:covered-table-cell/>
          <table:covered-table-cell/>
          <table:table-cell table:style-name="Table14.A1" office:value-type="string">
            <text:p text:style-name="P15">166</text:p>
          </table:table-cell>
        </table:table-row>
      </table:table>
      <text:p text:style-name="P18"><text:soft-page-break/></text:p>
      <text:p text:style-name="P22"><text:span text:style-name="Source_20_Text"><text:span text:style-name="T13">&lt;table border="1"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S No&lt;/th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Name&lt;/th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Email Id&lt;/th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Score&lt;/th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abc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abc@domain.com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88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2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xyz&lt;/td&gt;</text:span></text:span></text:p>
      <text:p text:style-name="P22"><text:soft-page-break/><text:span text:style-name="Source_20_Text"><text:span text:style-name="T16"><text:s text:c="8"/></text:span></text:span><text:span text:style-name="Source_20_Text"><text:span text:style-name="T13">&lt;td&gt;xyz@domain.com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78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 colspan="3"&gt;Total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166&lt;/td&gt;</text:span></text:span></text:p>
      <text:p text:style-name="P22"><text:span text:style-name="Source_20_Text"><text:span text:style-name="T16"><text:s text:c="5"/></text:span></text:span><text:span text:style-name="Source_20_Text"><text:span text:style-name="T13">&lt;/tr&gt; <text:s text:c="2"/></text:span></text:span></text:p>
      <text:p text:style-name="P22"><text:span text:style-name="Source_20_Text"><text:span text:style-name="T13">&lt;/table&gt; <text:s text:c="27"/></text:span></text:span></text:p>
      <text:p text:style-name="P22"><text:span text:style-name="Source_20_Text"><text:span text:style-name="T16"><text:s text:c="24"/></text:span></text:span></text:p>
      <text:p text:style-name="Horizontal_20_Line"/>
      <text:h text:style-name="P24" text:outline-level="2"><text:bookmark text:name="rowspan"/> <text:span text:style-name="T17">Rowspan</text:span></text:h>
      <text:p text:style-name="P27"><text:span text:style-name="Strong_20_Emphasis"><text:span text:style-name="T1">Rowspan</text:span></text:span><text:span text:style-name="T1"> attribute can merge two more rows in a table. Default value of </text:span><text:span text:style-name="Strong_20_Emphasis"><text:span text:style-name="T1">rowspan</text:span></text:span><text:span text:style-name="T1"> is 1, and minimum assigned value of </text:span><text:span text:style-name="Strong_20_Emphasis"><text:span text:style-name="T1">rowspan</text:span></text:span><text:span text:style-name="T1"> is 2.</text:span></text:p>
      <text:h text:style-name="P7" text:outline-level="3">Rowspan Example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">S No</text:p>
          </table:table-cell>
          <table:table-cell table:style-name="Table15.A1" office:value-type="string">
            <text:p text:style-name="P4">Name</text:p>
          </table:table-cell>
          <table:table-cell table:style-name="Table15.A1" office:value-type="string">
            <text:p text:style-name="P4">Class</text:p>
          </table:table-cell>
        </table:table-row>
        <table:table-row>
          <table:table-cell table:style-name="Table15.A1" office:value-type="string">
            <text:p text:style-name="P15">1</text:p>
          </table:table-cell>
          <table:table-cell table:style-name="Table15.A1" office:value-type="string">
            <text:p text:style-name="P15">abc</text:p>
          </table:table-cell>
          <table:table-cell table:style-name="Table15.A1" table:number-rows-spanned="2" office:value-type="string">
            <text:p text:style-name="P15">9th</text:p>
          </table:table-cell>
        </table:table-row>
        <table:table-row>
          <table:table-cell table:style-name="Table15.A1" office:value-type="string">
            <text:p text:style-name="P15">2</text:p>
          </table:table-cell>
          <table:table-cell table:style-name="Table15.A1" office:value-type="string">
            <text:p text:style-name="P15">jkl</text:p>
          </table:table-cell>
          <table:covered-table-cell/>
        </table:table-row>
        <table:table-row>
          <table:table-cell table:style-name="Table15.A1" office:value-type="string">
            <text:p text:style-name="P15">3</text:p>
          </table:table-cell>
          <table:table-cell table:style-name="Table15.A1" office:value-type="string">
            <text:p text:style-name="P15">pqr</text:p>
          </table:table-cell>
          <table:table-cell table:style-name="Table15.A1" table:number-rows-spanned="2" office:value-type="string">
            <text:p text:style-name="P15">7th</text:p>
          </table:table-cell>
        </table:table-row>
        <table:table-row>
          <table:table-cell table:style-name="Table15.A1" office:value-type="string">
            <text:p text:style-name="P15">4</text:p>
          </table:table-cell>
          <table:table-cell table:style-name="Table15.A1" office:value-type="string">
            <text:p text:style-name="P15">xyz</text:p>
          </table:table-cell>
          <table:covered-table-cell/>
        </table:table-row>
        <table:table-row>
          <table:table-cell table:style-name="Table15.A1" table:number-columns-spanned="2" office:value-type="string">
            <text:p text:style-name="P15">Total</text:p>
          </table:table-cell>
          <table:covered-table-cell/>
          <table:table-cell table:style-name="Table15.A1" office:value-type="string">
            <text:p text:style-name="P15">4</text:p>
          </table:table-cell>
        </table:table-row>
      </table:table>
      <text:p text:style-name="P18"/>
      <text:p text:style-name="P22"><text:soft-page-break/><text:span text:style-name="Source_20_Text"><text:span text:style-name="T13">&lt;table border="1"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S No&lt;/th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Name&lt;/th&gt;</text:span></text:span></text:p>
      <text:p text:style-name="P22"><text:span text:style-name="Source_20_Text"><text:span text:style-name="T16"><text:s text:c="8"/></text:span></text:span><text:span text:style-name="Source_20_Text"><text:span text:style-name="T13">&lt;th&gt;Class&lt;/th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1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abc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 rowspan="2"&gt;9</text:span></text:span><text:span text:style-name="Source_20_Text"><text:span text:style-name="T15">th</text:span></text:span><text:span text:style-name="Source_20_Text"><text:span text:style-name="T13">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2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pqr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3&lt;/td&gt;</text:span></text:span></text:p>
      <text:p text:style-name="P22"><text:soft-page-break/><text:span text:style-name="Source_20_Text"><text:span text:style-name="T16"><text:s text:c="8"/></text:span></text:span><text:span text:style-name="Source_20_Text"><text:span text:style-name="T13">&lt;td&gt;xyz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 rowspan="2"&gt;7</text:span></text:span><text:span text:style-name="Source_20_Text"><text:span text:style-name="T15">th</text:span></text:span><text:span text:style-name="Source_20_Text"><text:span text:style-name="T13">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4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xyz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</text:span></text:span></text:p>
      <text:p text:style-name="P22"><text:span text:style-name="Source_20_Text"><text:span text:style-name="T16"><text:s text:c="4"/></text:span></text:span><text:span text:style-name="Source_20_Text"><text:span text:style-name="T13">&lt;tr&gt;</text:span></text:span></text:p>
      <text:p text:style-name="P22"><text:span text:style-name="Source_20_Text"><text:span text:style-name="T16"><text:s text:c="8"/></text:span></text:span><text:span text:style-name="Source_20_Text"><text:span text:style-name="T13">&lt;td colspan="2"&gt;Total&lt;/td&gt;</text:span></text:span></text:p>
      <text:p text:style-name="P22"><text:span text:style-name="Source_20_Text"><text:span text:style-name="T16"><text:s text:c="8"/></text:span></text:span><text:span text:style-name="Source_20_Text"><text:span text:style-name="T13">&lt;td&gt;4&lt;/td&gt;</text:span></text:span></text:p>
      <text:p text:style-name="P22"><text:span text:style-name="Source_20_Text"><text:span text:style-name="T16"><text:s text:c="4"/></text:span></text:span><text:span text:style-name="Source_20_Text"><text:span text:style-name="T13">&lt;/tr&gt; <text:s text:c="2"/></text:span></text:span></text:p>
      <text:p text:style-name="P22"><text:span text:style-name="Source_20_Text"><text:span text:style-name="T13">&lt;/table&gt; <text:s text:c="29"/></text:span></text:span></text:p>
      <text:p text:style-name="P22"><text:span text:style-name="Source_20_Text"><text:span text:style-name="T16"><text:s text:c="18"/></text:span></text:span></text:p>
      <text:h text:style-name="P24" text:outline-level="2"><text:bookmark text:name="align"/> <text:span text:style-name="T17">Align Attribute in Table</text:span></text:h>
      <text:p text:style-name="P29">Align attribute is used in table tag, tr, or td to align text. Align center for table can also align whole table to middle.</text:p>
      <text:p text:style-name="P32">Deprecated in HTML5, use css text-align</text:p>
      <text:h text:style-name="P7" text:outline-level="3"><text:soft-page-break/>Align values</text:h>
      <text:list xml:id="list6709935843942185910" text:style-name="L4">
        <text:list-item>
          <text:p text:style-name="P35">Left</text:p>
        </text:list-item>
        <text:list-item>
          <text:p text:style-name="P35">Center</text:p>
        </text:list-item>
        <text:list-item>
          <text:p text:style-name="P35">Right</text:p>
        </text:list-item>
      </text:list>
      <text:p text:style-name="Horizontal_20_Line"/>
      <text:h text:style-name="P7" text:outline-level="3">Table with align center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row 1, cell 1</text:p>
          </table:table-cell>
          <table:table-cell table:style-name="Table16.A1" office:value-type="string">
            <text:p text:style-name="P15">row 1, cell 2</text:p>
          </table:table-cell>
        </table:table-row>
        <table:table-row>
          <table:table-cell table:style-name="Table16.A1" office:value-type="string">
            <text:p text:style-name="P15">row 2, cell 1</text:p>
          </table:table-cell>
          <table:table-cell table:style-name="Table16.A1" office:value-type="string">
            <text:p text:style-name="P15">row 2, cell 2</text:p>
          </table:table-cell>
        </table:table-row>
      </table:table>
      <text:p text:style-name="P17"/>
      <text:p text:style-name="P21"><text:span text:style-name="Source_20_Text"><text:span text:style-name="T14">&lt;table border="1" align="center"&gt;</text:span></text:span></text:p>
      <text:p text:style-name="P21"><text:span text:style-name="Source_20_Text"><text:span text:style-name="T14">&lt;tr&gt;</text:span></text:span></text:p>
      <text:p text:style-name="P21"><text:span text:style-name="Source_20_Text"><text:span text:style-name="T14">&lt;td&gt;row 1, cell 1&lt;/td&gt;</text:span></text:span></text:p>
      <text:p text:style-name="P21"><text:span text:style-name="Source_20_Text"><text:span text:style-name="T14">&lt;td&gt;row 1, cell 2&lt;/td&gt;</text:span></text:span></text:p>
      <text:p text:style-name="P21"><text:span text:style-name="Source_20_Text"><text:span text:style-name="T14">&lt;/tr&gt;</text:span></text:span></text:p>
      <text:p text:style-name="P21"><text:span text:style-name="Source_20_Text"><text:span text:style-name="T14">&lt;tr&gt;</text:span></text:span></text:p>
      <text:p text:style-name="P21"><text:span text:style-name="Source_20_Text"><text:span text:style-name="T14">&lt;td&gt;row 2, cell 1&lt;/td&gt;</text:span></text:span></text:p>
      <text:p text:style-name="P21"><text:span text:style-name="Source_20_Text"><text:span text:style-name="T14">&lt;td&gt;row 2, cell 2&lt;/td&gt;</text:span></text:span></text:p>
      <text:p text:style-name="P21"><text:span text:style-name="Source_20_Text"><text:span text:style-name="T14">&lt;/tr&gt;</text:span></text:span></text:p>
      <text:p text:style-name="P21"><text:span text:style-name="Source_20_Text"><text:span text:style-name="T14">&lt;/table&gt;</text:span></text:span></text:p>
      <text:p text:style-name="Horizontal_20_Line"/>
      <text:section text:style-name="Sect1" text:name="aswift_7_host">
        <text:p text:style-name="P26"/>
      </text:section>
      <text:p text:style-name="Horizontal_20_Line"/>
      <text:h text:style-name="P24" text:outline-level="2"><text:bookmark text:name="bgcolor"/> <text:span text:style-name="T17">Bgcolor</text:span></text:h>
      <text:p text:style-name="P27"><text:span text:style-name="Strong_20_Emphasis"><text:span text:style-name="T1">bgcolor</text:span></text:span><text:span text:style-name="T1"> attribute was used in table to set background color of table.</text:span></text:p>
      <text:p text:style-name="P32">Deprecated in HTML5, use css background-color</text:p>
      <text:h text:style-name="P7" text:outline-level="3"><text:soft-page-break/>bgcolor in table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row 1, cell 1</text:p>
          </table:table-cell>
          <table:table-cell table:style-name="Table17.A1" office:value-type="string">
            <text:p text:style-name="P15">row 1, cell 2</text:p>
          </table:table-cell>
        </table:table-row>
        <table:table-row>
          <table:table-cell table:style-name="Table17.A1" office:value-type="string">
            <text:p text:style-name="P15">row 2, cell 1</text:p>
          </table:table-cell>
          <table:table-cell table:style-name="Table17.A1" office:value-type="string">
            <text:p text:style-name="P15">row 2, cell 2</text:p>
          </table:table-cell>
        </table:table-row>
      </table:table>
      <text:p text:style-name="P37"/>
      <text:p text:style-name="P17"/>
      <text:p text:style-name="P21"><text:span text:style-name="Source_20_Text"><text:span text:style-name="T14">&lt;table border="1" bgcolor="#FF0000"&gt;</text:span></text:span></text:p>
      <text:p text:style-name="P21"><text:span text:style-name="Source_20_Text"><text:span text:style-name="T16"><text:s text:c="4"/></text:span></text:span><text:span text:style-name="Source_20_Text"><text:span text:style-name="T14">&lt;tr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row 1, cell 1&lt;/td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row 1, cell 2&lt;/td&gt;</text:span></text:span></text:p>
      <text:p text:style-name="P21"><text:span text:style-name="Source_20_Text"><text:span text:style-name="T16"><text:s text:c="4"/></text:span></text:span><text:span text:style-name="Source_20_Text"><text:span text:style-name="T14">&lt;/tr&gt;</text:span></text:span></text:p>
      <text:p text:style-name="P21"><text:span text:style-name="Source_20_Text"><text:span text:style-name="T16"><text:s text:c="4"/></text:span></text:span><text:span text:style-name="Source_20_Text"><text:span text:style-name="T14">&lt;tr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row 2, cell 1&lt;/td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row 2, cell 2&lt;/td&gt;</text:span></text:span></text:p>
      <text:p text:style-name="P21"><text:span text:style-name="Source_20_Text"><text:span text:style-name="T16"><text:s text:c="4"/></text:span></text:span><text:span text:style-name="Source_20_Text"><text:span text:style-name="T14">&lt;/tr&gt;</text:span></text:span></text:p>
      <text:p text:style-name="P21"><text:span text:style-name="Source_20_Text"><text:span text:style-name="T14">&lt;/table&gt;</text:span></text:span></text:p>
      <text:p text:style-name="Horizontal_20_Line"/>
      <text:h text:style-name="P25" text:outline-level="2"><text:bookmark text:name="th"/>TH, Table Header</text:h>
      <text:p text:style-name="Text_20_body"/>
      <text:p text:style-name="P27"><text:span text:style-name="Strong_20_Emphasis"><text:span text:style-name="T1">th</text:span></text:span><text:span text:style-name="T1"> or </text:span><text:span text:style-name="Strong_20_Emphasis"><text:span text:style-name="T1">table heading</text:span></text:span><text:span text:style-name="T1"> is cell used inside table row with &lt;th&gt; tag. All </text:span><text:span text:style-name="Source_20_Text"><text:span text:style-name="T12">&lt;th&gt;</text:span></text:span><text:span text:style-name="T1"> are bold and center aligned as they are used to display heading cell.</text:span></text:p>
      <text:h text:style-name="P7" text:outline-level="3">Table th example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">Name</text:p>
          </table:table-cell>
          <table:table-cell table:style-name="Table18.A1" office:value-type="string">
            <text:p text:style-name="P5">Age</text:p>
          </table:table-cell>
        </table:table-row>
        <table:table-row>
          <table:table-cell table:style-name="Table18.A1" office:value-type="string">
            <text:p text:style-name="P15">Kaushal</text:p>
          </table:table-cell>
          <table:table-cell table:style-name="Table18.A1" office:value-type="string">
            <text:p text:style-name="P15">21</text:p>
          </table:table-cell>
        </table:table-row>
        <text:soft-page-break/>
        <table:table-row>
          <table:table-cell table:style-name="Table18.A1" office:value-type="string">
            <text:p text:style-name="P15">Shubh</text:p>
          </table:table-cell>
          <table:table-cell table:style-name="Table18.A1" office:value-type="string">
            <text:p text:style-name="P15">20</text:p>
          </table:table-cell>
        </table:table-row>
      </table:table>
      <text:p text:style-name="P37"/>
      <text:p text:style-name="P17"/>
      <text:p text:style-name="P21"><text:span text:style-name="Source_20_Text"><text:span text:style-name="T14">&lt;table&gt;</text:span></text:span></text:p>
      <text:p text:style-name="P21"><text:span text:style-name="Source_20_Text"><text:span text:style-name="T16"><text:s text:c="4"/></text:span></text:span><text:span text:style-name="Source_20_Text"><text:span text:style-name="T14">&lt;tr&gt;</text:span></text:span></text:p>
      <text:p text:style-name="P21"><text:span text:style-name="Source_20_Text"><text:span text:style-name="T16"><text:s text:c="8"/></text:span></text:span><text:span text:style-name="Source_20_Text"><text:span text:style-name="T14">&lt;th&gt;Name&lt;/th&gt;</text:span></text:span></text:p>
      <text:p text:style-name="P21"><text:span text:style-name="Source_20_Text"><text:span text:style-name="T16"><text:s text:c="8"/></text:span></text:span><text:span text:style-name="Source_20_Text"><text:span text:style-name="T14">&lt;th&gt;Age&lt;/th&gt;</text:span></text:span></text:p>
      <text:p text:style-name="P21"><text:span text:style-name="Source_20_Text"><text:span text:style-name="T16"><text:s text:c="4"/></text:span></text:span><text:span text:style-name="Source_20_Text"><text:span text:style-name="T14">&lt;/tr&gt;</text:span></text:span></text:p>
      <text:p text:style-name="P21"><text:span text:style-name="Source_20_Text"><text:span text:style-name="T16"><text:s text:c="4"/></text:span></text:span><text:span text:style-name="Source_20_Text"><text:span text:style-name="T14">&lt;tr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Kaushal&lt;/td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21&lt;/td&gt;</text:span></text:span></text:p>
      <text:p text:style-name="P21"><text:span text:style-name="Source_20_Text"><text:span text:style-name="T16"><text:s text:c="4"/></text:span></text:span><text:span text:style-name="Source_20_Text"><text:span text:style-name="T14">&lt;/tr&gt;</text:span></text:span></text:p>
      <text:p text:style-name="P21"><text:span text:style-name="Source_20_Text"><text:span text:style-name="T16"><text:s text:c="4"/></text:span></text:span><text:span text:style-name="Source_20_Text"><text:span text:style-name="T14">&lt;tr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Shubh&lt;/td&gt;</text:span></text:span></text:p>
      <text:p text:style-name="P21"><text:span text:style-name="Source_20_Text"><text:span text:style-name="T16"><text:s text:c="8"/></text:span></text:span><text:span text:style-name="Source_20_Text"><text:span text:style-name="T14">&lt;td&gt;20&lt;/td&gt;</text:span></text:span></text:p>
      <text:p text:style-name="P21"><text:span text:style-name="Source_20_Text"><text:span text:style-name="T16"><text:s text:c="4"/></text:span></text:span><text:span text:style-name="Source_20_Text"><text:span text:style-name="T14">&lt;/tr&gt;</text:span></text:span></text:p>
      <text:p text:style-name="P21"><text:span text:style-name="Source_20_Text"><text:span text:style-name="T14">&lt;/table&gt;</text:span></text:span></text:p>
      <text:p text:style-name="P2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3:05:17.81</dc:date>
    <dc:creator>Joseph Malone</dc:creator>
    <meta:editing-duration>PT12M10S</meta:editing-duration>
    <meta:editing-cycles>5</meta:editing-cycles>
    <meta:generator>OpenOffice/4.1.15$Win32 OpenOffice.org_project/4115m2$Build-9813</meta:generator>
    <meta:document-statistic meta:table-count="18" meta:image-count="0" meta:object-count="9" meta:page-count="16" meta:paragraph-count="442" meta:word-count="1334" meta:character-count="8770"/>
  </office:meta>
</office:document-meta>
</file>